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Arial, Helvetica, sans-serif"/>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Roboto, Oxygen-Sans, Ubuntu, Cantarell, 'Helvetica Neue', sans-serif"/>
    <style:font-face style:name="inherit" svg:font-family="inherit"/>
  </office:font-face-decls>
  <office:automatic-styles>
    <style:style style:name="Tabla1" style:family="table">
      <style:table-properties style:width="10.075cm" table:align="left"/>
    </style:style>
    <style:style style:name="Tabla1.A" style:family="table-column">
      <style:table-column-properties style:column-width="3.159cm"/>
    </style:style>
    <style:style style:name="Tabla1.B" style:family="table-column">
      <style:table-column-properties style:column-width="2.244cm"/>
    </style:style>
    <style:style style:name="Tabla1.C" style:family="table-column">
      <style:table-column-properties style:column-width="1.386cm"/>
    </style:style>
    <style:style style:name="Tabla1.D" style:family="table-column">
      <style:table-column-properties style:column-width="1.21cm"/>
    </style:style>
    <style:style style:name="Tabla1.E" style:family="table-column">
      <style:table-column-properties style:column-width="2.076cm"/>
    </style:style>
    <style:style style:name="Tabla1.1" style:family="table-row">
      <style:table-row-properties fo:background-color="#430707">
        <style:background-image/>
      </style:table-row-properties>
    </style:style>
    <style:style style:name="Tabla1.A1" style:family="table-cell">
      <style:table-cell-properties style:vertical-align="middle" fo:padding="0cm" fo:border="none"/>
    </style:style>
    <style:style style:name="P1" style:family="paragraph" style:parent-style-name="Heading_20_3">
      <style:text-properties fo:font-variant="normal" fo:text-transform="none" fo:color="#000000" loext:opacity="100%" style:font-name="Times New Roman" fo:font-size="10pt" fo:letter-spacing="normal" fo:font-style="normal" style:text-underline-style="solid" style:text-underline-width="auto" style:text-underline-color="font-color" fo:font-weight="normal" officeooo:rsid="0015073a" officeooo:paragraph-rsid="0015073a" style:font-size-asian="10pt" style:font-style-asian="italic" style:font-weight-asian="normal" style:font-size-complex="10pt" style:font-style-complex="italic" style:font-weight-complex="normal" loext:padding="0cm" loext:border="none"/>
    </style:style>
    <style:style style:name="P2" style:family="paragraph" style:parent-style-name="Text_20_body">
      <style:paragraph-properties fo:margin-left="0cm" fo:margin-right="0cm" fo:margin-top="0cm" fo:margin-bottom="0cm" style:contextual-spacing="false" fo:line-height="170%" fo:orphans="2" fo:widows="2" fo:text-indent="0cm" style:auto-text-indent="false" fo:padding="0cm" fo:border="none"/>
      <style:text-properties fo:font-variant="normal" fo:text-transform="none" fo:color="#000000" loext:opacity="100%" style:font-name="Times New Roman" fo:font-size="10pt" fo:letter-spacing="normal" fo:font-style="normal" fo:font-weight="normal" style:font-size-asian="10pt" style:font-size-complex="10pt"/>
    </style:style>
    <style:style style:name="P3" style:family="paragraph" style:parent-style-name="Text_20_body">
      <style:paragraph-properties fo:margin-left="0cm" fo:margin-right="0cm" fo:margin-top="0cm" fo:margin-bottom="0cm" style:contextual-spacing="false" fo:line-height="170%" fo:orphans="2" fo:widows="2" fo:text-indent="0cm" style:auto-text-indent="false" fo:padding="0cm" fo:border="none"/>
      <style:text-properties fo:font-variant="normal" fo:text-transform="none" fo:color="#000000" loext:opacity="100%" style:font-name="Times New Roman" fo:font-size="10pt" fo:letter-spacing="normal" officeooo:rsid="0015073a" officeooo:paragraph-rsid="0015073a" style:font-size-asian="10pt" style:font-size-complex="10pt"/>
    </style:style>
    <style:style style:name="P4" style:family="paragraph" style:parent-style-name="Heading_20_3">
      <style:text-properties fo:font-variant="normal" fo:text-transform="none" fo:color="#000000" loext:opacity="100%" style:font-name="Times New Roman" fo:font-size="11pt" fo:letter-spacing="normal" fo:font-style="normal" style:text-underline-style="solid" style:text-underline-width="auto" style:text-underline-color="font-color" fo:font-weight="normal" officeooo:rsid="000f9dd4" officeooo:paragraph-rsid="00120447" style:font-size-asian="11pt" style:font-style-asian="italic" style:font-weight-asian="normal" style:font-size-complex="11pt" style:font-style-complex="italic" style:font-weight-complex="normal" loext:padding="0cm" loext:border="none"/>
    </style:style>
    <style:style style:name="P5" style:family="paragraph" style:parent-style-name="Text_20_body">
      <style:text-properties fo:font-variant="normal" fo:text-transform="none" fo:color="#000000" loext:opacity="100%" style:font-name="Times New Roman" fo:font-size="11pt" fo:letter-spacing="normal" fo:font-style="normal" style:text-underline-style="solid" style:text-underline-width="auto" style:text-underline-color="font-color" fo:font-weight="normal" officeooo:rsid="000f9dd4" officeooo:paragraph-rsid="00120447" style:font-size-asian="11pt" style:font-style-asian="italic" style:font-weight-asian="normal" style:font-size-complex="11pt" style:font-style-complex="italic" style:font-weight-complex="normal"/>
    </style:style>
    <style:style style:name="P6" style:family="paragraph" style:parent-style-name="Text_20_body">
      <style:text-properties fo:font-variant="normal" fo:text-transform="none" fo:color="#000000" loext:opacity="100%" style:font-name="Times New Roman" fo:font-size="11pt" fo:letter-spacing="normal" fo:font-style="normal" style:text-underline-style="solid" style:text-underline-width="auto" style:text-underline-color="font-color" fo:font-weight="normal" officeooo:rsid="0015073a" officeooo:paragraph-rsid="0015073a" style:font-size-asian="11pt" style:font-style-asian="italic" style:font-weight-asian="normal" style:font-size-complex="11pt" style:font-style-complex="italic" style:font-weight-complex="normal"/>
    </style:style>
    <style:style style:name="P7"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1pt" fo:letter-spacing="normal" fo:font-style="normal" fo:font-weight="normal" style:font-size-asian="11pt" style:font-size-complex="11pt"/>
    </style:style>
    <style:style style:name="P8" style:family="paragraph" style:parent-style-name="Preformatted_20_Text">
      <style:paragraph-properties fo:margin-top="0cm" fo:margin-bottom="0cm" style:contextual-spacing="false" fo:orphans="2" fo:widows="2" fo:padding="0cm" fo:border="none"/>
      <style:text-properties fo:font-variant="normal" fo:text-transform="none" fo:color="#000000" loext:opacity="100%" style:font-name="Times New Roman" fo:font-size="11pt" fo:letter-spacing="normal" fo:font-style="normal" fo:font-weight="normal" style:font-size-asian="11pt" style:font-size-complex="11pt"/>
    </style:style>
    <style:style style:name="P9" style:family="paragraph" style:parent-style-name="Text_20_body">
      <style:paragraph-properties fo:margin-left="0cm" fo:margin-right="0cm" fo:margin-top="0cm" fo:margin-bottom="0cm" style:contextual-spacing="false" fo:line-height="170%" fo:orphans="2" fo:widows="2" fo:text-indent="0cm" style:auto-text-indent="false" fo:padding="0cm" fo:border="none"/>
      <style:text-properties fo:font-variant="normal" fo:text-transform="none" fo:color="#000000" loext:opacity="100%" style:font-name="Times New Roman" fo:font-size="11pt" fo:letter-spacing="normal" fo:font-style="normal" fo:font-weight="normal" style:font-size-asian="11pt" style:font-size-complex="11pt"/>
    </style:style>
    <style:style style:name="P10" style:family="paragraph" style:parent-style-name="Text_20_body">
      <style:text-properties fo:font-variant="normal" fo:text-transform="none" fo:color="#333333" loext:opacity="100%" style:font-name="Montserrat" fo:font-size="12pt" fo:letter-spacing="normal" fo:font-style="normal" style:text-underline-style="solid" style:text-underline-width="auto" style:text-underline-color="font-color" fo:font-weight="normal" officeooo:rsid="000f9dd4" officeooo:paragraph-rsid="00120447" style:font-size-asian="11pt" style:font-style-asian="italic" style:font-weight-asian="normal" style:font-size-complex="11pt" style:font-style-complex="italic" style:font-weight-complex="normal"/>
    </style:style>
    <style:style style:name="P11" style:family="paragraph" style:parent-style-name="Standard">
      <style:text-properties fo:font-size="12pt" fo:font-style="normal" style:text-underline-style="none" fo:font-weight="normal" officeooo:rsid="0013423a" officeooo:paragraph-rsid="00120447"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text-underline-style="none" fo:font-weight="normal" officeooo:rsid="0011e735" officeooo:paragraph-rsid="00120447"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style:text-underline-style="none" fo:font-weight="normal" officeooo:rsid="00120397" officeooo:paragraph-rsid="00120447" style:font-size-asian="10.5pt" style:font-style-asian="normal" style:font-weight-asian="normal" style:font-size-complex="12pt" style:font-style-complex="normal" style:font-weight-complex="normal"/>
    </style:style>
    <style:style style:name="P14" style:family="paragraph" style:parent-style-name="Standard">
      <style:text-properties fo:font-size="18pt" fo:font-style="italic" style:text-underline-style="solid" style:text-underline-width="auto" style:text-underline-color="font-color" fo:font-weight="normal" officeooo:rsid="000f9dd4" officeooo:paragraph-rsid="00120447" style:font-size-asian="18pt" style:font-style-asian="italic" style:font-weight-asian="normal" style:font-size-complex="18pt" style:font-style-complex="italic" style:font-weight-complex="normal"/>
    </style:style>
    <style:style style:name="P15" style:family="paragraph" style:parent-style-name="Standard">
      <style:text-properties fo:font-size="18pt" fo:font-style="italic" style:text-underline-style="solid" style:text-underline-width="auto" style:text-underline-color="font-color" fo:font-weight="normal" officeooo:rsid="0015073a" officeooo:paragraph-rsid="0015073a" style:font-size-asian="18pt" style:font-style-asian="italic" style:font-weight-asian="normal" style:font-size-complex="18pt" style:font-style-complex="italic" style:font-weight-complex="normal"/>
    </style:style>
    <style:style style:name="P16" style:family="paragraph" style:parent-style-name="Standard">
      <style:text-properties officeooo:rsid="000f9dd4" officeooo:paragraph-rsid="00120447"/>
    </style:style>
    <style:style style:name="P17" style:family="paragraph" style:parent-style-name="Standard">
      <style:text-properties officeooo:rsid="001076ff" officeooo:paragraph-rsid="00120447"/>
    </style:style>
    <style:style style:name="P18" style:family="paragraph" style:parent-style-name="Standard">
      <style:text-properties officeooo:rsid="0011e735" officeooo:paragraph-rsid="00120447"/>
    </style:style>
    <style:style style:name="P19" style:family="paragraph" style:parent-style-name="Standard">
      <style:text-properties fo:font-size="15pt" fo:font-style="italic" style:text-underline-style="solid" style:text-underline-width="auto" style:text-underline-color="font-color" fo:font-weight="bold" officeooo:rsid="0011e735" officeooo:paragraph-rsid="00120447" style:font-size-asian="15pt" style:font-style-asian="italic" style:font-weight-asian="bold" style:font-size-complex="15pt" style:font-style-complex="italic" style:font-weight-complex="bold"/>
    </style:style>
    <style:style style:name="P20" style:family="paragraph" style:parent-style-name="Standard">
      <style:text-properties fo:font-size="16pt" fo:font-style="italic" style:text-underline-style="solid" style:text-underline-width="auto" style:text-underline-color="font-color" fo:font-weight="bold" officeooo:rsid="00120397" officeooo:paragraph-rsid="00120447" style:font-size-asian="16pt" style:font-style-asian="italic" style:font-weight-asian="bold" style:font-size-complex="16pt" style:font-style-complex="italic" style:font-weight-complex="bold"/>
    </style:style>
    <style:style style:name="P21" style:family="paragraph" style:parent-style-name="Standard">
      <style:text-properties style:font-name="Times New Roman" fo:font-size="11pt" fo:font-style="italic" style:text-underline-style="solid" style:text-underline-width="auto" style:text-underline-color="font-color" fo:font-weight="normal" officeooo:rsid="0015073a" officeooo:paragraph-rsid="0015073a" style:font-size-asian="11pt" style:font-style-asian="italic" style:font-weight-asian="normal" style:font-size-complex="11pt" style:font-style-complex="italic" style:font-weight-complex="normal"/>
    </style:style>
    <style:style style:name="P22" style:family="paragraph" style:parent-style-name="Standard">
      <style:text-properties style:font-name="Times New Roman" fo:font-size="11pt" fo:font-style="italic" style:text-underline-style="solid" style:text-underline-width="auto" style:text-underline-color="font-color" fo:font-weight="normal" officeooo:rsid="000f9dd4" officeooo:paragraph-rsid="00120447" style:font-size-asian="11pt" style:font-style-asian="italic" style:font-weight-asian="normal" style:font-size-complex="11pt" style:font-style-complex="italic" style:font-weight-complex="normal"/>
    </style:style>
    <style:style style:name="P23" style:family="paragraph" style:parent-style-name="Text_20_body">
      <style:text-properties style:font-name="Times New Roman" fo:font-size="10pt" fo:font-style="italic" style:text-underline-style="solid" style:text-underline-width="auto" style:text-underline-color="font-color" fo:font-weight="normal" officeooo:rsid="0015073a" officeooo:paragraph-rsid="0015073a" style:font-size-asian="10pt" style:font-style-asian="italic" style:font-weight-asian="normal" style:font-size-complex="10pt" style:font-style-complex="italic" style:font-weight-complex="normal"/>
    </style:style>
    <style:style style:name="P24"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25" style:family="paragraph" style:parent-style-name="Table_20_Contents">
      <style:text-properties fo:font-size="2pt" style:font-size-asian="2pt" style:font-size-complex="2pt"/>
    </style:style>
    <style:style style:name="P26" style:family="paragraph" style:parent-style-name="Table_20_Heading">
      <style:paragraph-properties style:line-height-at-least="0.476cm" fo:text-align="start" style:justify-single-word="false"/>
      <style:text-properties fo:color="#ffffff" loext:opacity="100%"/>
    </style:style>
    <style:style style:name="P27" style:family="paragraph" style:parent-style-name="Table_20_Heading">
      <style:paragraph-properties style:line-height-at-least="0.476cm" fo:text-align="start" style:justify-single-word="false"/>
      <style:text-properties fo:color="#ffffff" loext:opacity="100%" fo:font-weight="bold"/>
    </style:style>
    <style:style style:name="P28" style:family="paragraph" style:parent-style-name="Text_20_body">
      <style:paragraph-properties fo:margin-left="0cm" fo:margin-right="0cm" fo:margin-top="0cm" fo:margin-bottom="0cm" style:contextual-spacing="false" fo:line-height="170%" fo:orphans="2" fo:widows="2" fo:text-indent="0cm" style:auto-text-indent="false" fo:padding="0cm" fo:border="none"/>
    </style:style>
    <style:style style:name="P29" style:family="paragraph" style:parent-style-name="Heading_20_1">
      <style:text-properties officeooo:paragraph-rsid="001a571f"/>
    </style:style>
    <style:style style:name="P30" style:family="paragraph" style:parent-style-name="List_20_Paragraph" style:list-style-name="WWNum5">
      <style:paragraph-properties fo:margin-left="0.203cm" fo:margin-right="0.64cm" fo:margin-top="0cm" fo:margin-bottom="0cm" style:contextual-spacing="false" fo:line-height="100%" fo:text-align="start" style:justify-single-word="false" fo:text-indent="0cm" style:auto-text-indent="false">
        <style:tab-stops>
          <style:tab-stop style:position="0.787cm"/>
        </style:tab-stops>
      </style:paragraph-properties>
      <style:text-properties fo:font-size="12pt" fo:font-style="normal" style:text-underline-style="none" fo:font-weight="normal" officeooo:rsid="0013423a" officeooo:paragraph-rsid="001a571f" style:font-size-asian="10.5pt" style:font-style-asian="normal" style:font-weight-asian="normal" style:font-size-complex="12pt" style:font-style-complex="normal" style:font-weight-complex="normal"/>
    </style:style>
    <style:style style:name="P31" style:family="paragraph" style:parent-style-name="List_20_Paragraph" style:list-style-name="WWNum5">
      <style:paragraph-properties fo:margin-left="0.591cm" fo:margin-right="0cm" fo:margin-top="0.161cm" fo:margin-bottom="0cm" style:contextual-spacing="false" fo:line-height="100%" fo:text-align="start" style:justify-single-word="false" fo:text-indent="-0.39cm" style:auto-text-indent="false">
        <style:tab-stops>
          <style:tab-stop style:position="0.593cm"/>
        </style:tab-stops>
      </style:paragraph-properties>
      <style:text-properties officeooo:paragraph-rsid="001a571f"/>
    </style:style>
    <style:style style:name="P32" style:family="paragraph" style:parent-style-name="List_20_Paragraph" style:list-style-name="WWNum5">
      <style:paragraph-properties fo:margin-left="0.203cm" fo:margin-right="8.518cm" fo:margin-top="0cm" fo:margin-bottom="0cm" style:contextual-spacing="false" fo:line-height="100%" fo:text-align="start" style:justify-single-word="false" fo:text-indent="0cm" style:auto-text-indent="false">
        <style:tab-stops>
          <style:tab-stop style:position="0.593cm"/>
        </style:tab-stops>
      </style:paragraph-properties>
      <style:text-properties officeooo:paragraph-rsid="001a571f"/>
    </style:style>
    <style:style style:name="P33" style:family="paragraph" style:parent-style-name="List_20_Paragraph" style:list-style-name="WWNum5">
      <style:paragraph-properties fo:margin-left="0.203cm" fo:margin-right="0.54cm" fo:margin-top="0cm" fo:margin-bottom="0cm" style:contextual-spacing="false" fo:line-height="100%" fo:text-align="start" style:justify-single-word="false" fo:text-indent="0cm" style:auto-text-indent="false">
        <style:tab-stops>
          <style:tab-stop style:position="0.593cm"/>
        </style:tab-stops>
      </style:paragraph-properties>
      <style:text-properties officeooo:paragraph-rsid="001a571f"/>
    </style:style>
    <style:style style:name="P34" style:family="paragraph" style:parent-style-name="List_20_Paragraph" style:list-style-name="WWNum5">
      <style:paragraph-properties fo:margin-left="0.203cm" fo:margin-right="5.166cm" fo:margin-top="0cm" fo:margin-bottom="0cm" style:contextual-spacing="false" fo:line-height="100%" fo:text-align="start" style:justify-single-word="false" fo:text-indent="0cm" style:auto-text-indent="false">
        <style:tab-stops>
          <style:tab-stop style:position="0.497cm"/>
        </style:tab-stops>
      </style:paragraph-properties>
      <style:text-properties officeooo:paragraph-rsid="001a571f"/>
    </style:style>
    <style:style style:name="P35" style:family="paragraph" style:parent-style-name="List_20_Paragraph" style:list-style-name="WWNum5">
      <style:paragraph-properties fo:margin-left="0.203cm" fo:margin-right="1.512cm" fo:margin-top="0.002cm" fo:margin-bottom="0cm" style:contextual-spacing="false" fo:line-height="100%" fo:text-align="start" style:justify-single-word="false" fo:text-indent="0cm" style:auto-text-indent="false">
        <style:tab-stops>
          <style:tab-stop style:position="0.497cm"/>
        </style:tab-stops>
      </style:paragraph-properties>
      <style:text-properties officeooo:paragraph-rsid="001a571f"/>
    </style:style>
    <style:style style:name="P36" style:family="paragraph" style:parent-style-name="List_20_Paragraph" style:list-style-name="WWNum5">
      <style:paragraph-properties fo:margin-left="0.203cm" fo:margin-right="5.17cm" fo:margin-top="0cm" fo:margin-bottom="0cm" style:contextual-spacing="false" fo:line-height="100%" fo:text-align="start" style:justify-single-word="false" fo:text-indent="0cm" style:auto-text-indent="false">
        <style:tab-stops>
          <style:tab-stop style:position="0.497cm"/>
        </style:tab-stops>
      </style:paragraph-properties>
      <style:text-properties officeooo:paragraph-rsid="001a571f"/>
    </style:style>
    <style:style style:name="P37" style:family="paragraph" style:parent-style-name="List_20_Paragraph" style:list-style-name="WWNum5">
      <style:paragraph-properties fo:margin-left="0.203cm" fo:margin-right="10.396cm" fo:margin-top="0.002cm" fo:margin-bottom="0cm" style:contextual-spacing="false" fo:line-height="100%" fo:text-align="start" style:justify-single-word="false" fo:text-indent="0cm" style:auto-text-indent="false">
        <style:tab-stops>
          <style:tab-stop style:position="0.497cm"/>
        </style:tab-stops>
      </style:paragraph-properties>
      <style:text-properties officeooo:paragraph-rsid="001a571f"/>
    </style:style>
    <style:style style:name="P38" style:family="paragraph" style:parent-style-name="List_20_Paragraph" style:list-style-name="WWNum5">
      <style:paragraph-properties fo:margin-left="0.203cm" fo:margin-right="6.904cm" fo:margin-top="0.002cm" fo:margin-bottom="0cm" style:contextual-spacing="false" fo:line-height="100%" fo:text-align="start" style:justify-single-word="false" fo:text-indent="0cm" style:auto-text-indent="false">
        <style:tab-stops>
          <style:tab-stop style:position="0.497cm"/>
        </style:tab-stops>
      </style:paragraph-properties>
      <style:text-properties officeooo:paragraph-rsid="001b1278"/>
    </style:style>
    <style:style style:name="P39" style:family="paragraph" style:parent-style-name="List_20_Paragraph" style:list-style-name="WWNum5">
      <style:paragraph-properties fo:margin-left="0.203cm" fo:margin-right="5.824cm" fo:margin-top="0cm" fo:margin-bottom="0cm" style:contextual-spacing="false" fo:line-height="100%" fo:text-align="start" style:justify-single-word="false" fo:text-indent="0cm" style:auto-text-indent="false">
        <style:tab-stops>
          <style:tab-stop style:position="0.691cm"/>
        </style:tab-stops>
      </style:paragraph-properties>
      <style:text-properties officeooo:paragraph-rsid="001a571f"/>
    </style:style>
    <style:style style:name="P40" style:family="paragraph" style:parent-style-name="List_20_Paragraph" style:list-style-name="WWNum5">
      <style:paragraph-properties fo:margin-left="0.203cm" fo:margin-right="8.102cm" fo:margin-top="0cm" fo:margin-bottom="0cm" style:contextual-spacing="false" fo:line-height="100%" fo:text-align="start" style:justify-single-word="false" fo:text-indent="0cm" style:auto-text-indent="false">
        <style:tab-stops>
          <style:tab-stop style:position="0.691cm"/>
        </style:tab-stops>
      </style:paragraph-properties>
      <style:text-properties officeooo:paragraph-rsid="001a571f"/>
    </style:style>
    <style:style style:name="P41" style:family="paragraph" style:parent-style-name="List_20_Paragraph" style:list-style-name="WWNum5">
      <style:paragraph-properties fo:margin-left="0.203cm" fo:margin-right="3.981cm" fo:margin-top="0cm" fo:margin-bottom="0cm" style:contextual-spacing="false" fo:line-height="100%" fo:text-align="start" style:justify-single-word="false" fo:text-indent="0cm" style:auto-text-indent="false">
        <style:tab-stops>
          <style:tab-stop style:position="0.773cm"/>
        </style:tab-stops>
      </style:paragraph-properties>
      <style:text-properties officeooo:paragraph-rsid="001a571f"/>
    </style:style>
    <style:style style:name="P42" style:family="paragraph" style:parent-style-name="List_20_Paragraph" style:list-style-name="WWNum5">
      <style:paragraph-properties fo:margin-left="0.203cm" fo:margin-right="10.934cm" fo:margin-top="0cm" fo:margin-bottom="0cm" style:contextual-spacing="false" fo:line-height="100%" fo:text-align="start" style:justify-single-word="false" fo:text-indent="0cm" style:auto-text-indent="false">
        <style:tab-stops>
          <style:tab-stop style:position="0.787cm"/>
        </style:tab-stops>
      </style:paragraph-properties>
      <style:text-properties officeooo:paragraph-rsid="001a571f"/>
    </style:style>
    <style:style style:name="P43" style:family="paragraph" style:parent-style-name="List_20_Paragraph" style:list-style-name="WWNum5">
      <style:paragraph-properties fo:margin-left="0.203cm" fo:margin-right="6.812cm" fo:margin-top="0cm" fo:margin-bottom="0cm" style:contextual-spacing="false" fo:line-height="100%" fo:text-align="start" style:justify-single-word="false" fo:text-indent="0cm" style:auto-text-indent="false">
        <style:tab-stops>
          <style:tab-stop style:position="0.787cm"/>
        </style:tab-stops>
      </style:paragraph-properties>
      <style:text-properties officeooo:paragraph-rsid="001a571f"/>
    </style:style>
    <style:style style:name="P44" style:family="paragraph" style:parent-style-name="List_20_Paragraph" style:list-style-name="WWNum5">
      <style:paragraph-properties fo:margin-left="0.203cm" fo:margin-right="11.904cm" fo:margin-top="0cm" fo:margin-bottom="0cm" style:contextual-spacing="false" fo:line-height="100%" fo:text-align="start" style:justify-single-word="false" fo:text-indent="0cm" style:auto-text-indent="false">
        <style:tab-stops>
          <style:tab-stop style:position="0.787cm"/>
        </style:tab-stops>
      </style:paragraph-properties>
      <style:text-properties officeooo:paragraph-rsid="001a571f"/>
    </style:style>
    <style:style style:name="P45" style:family="paragraph" style:parent-style-name="List_20_Paragraph" style:list-style-name="WWNum5">
      <style:paragraph-properties fo:margin-left="0.203cm" fo:margin-right="3.639cm" fo:margin-top="0.002cm" fo:margin-bottom="0cm" style:contextual-spacing="false" fo:line-height="100%" fo:text-align="start" style:justify-single-word="false" fo:text-indent="0cm" style:auto-text-indent="false">
        <style:tab-stops>
          <style:tab-stop style:position="0.787cm"/>
        </style:tab-stops>
      </style:paragraph-properties>
      <style:text-properties officeooo:paragraph-rsid="001a571f"/>
    </style:style>
    <style:style style:name="P46" style:family="paragraph" style:parent-style-name="List_20_Paragraph" style:list-style-name="WWNum5">
      <style:paragraph-properties fo:margin-left="0.203cm" fo:margin-right="2.547cm" fo:margin-top="0cm" fo:margin-bottom="0cm" style:contextual-spacing="false" fo:line-height="100%" fo:text-align="start" style:justify-single-word="false" fo:text-indent="0cm" style:auto-text-indent="false">
        <style:tab-stops>
          <style:tab-stop style:position="0.787cm"/>
        </style:tab-stops>
      </style:paragraph-properties>
      <style:text-properties officeooo:paragraph-rsid="001a571f"/>
    </style:style>
    <style:style style:name="P47" style:family="paragraph" style:parent-style-name="List_20_Paragraph" style:list-style-name="WWNum5">
      <style:paragraph-properties fo:margin-left="0.203cm" fo:margin-right="6.563cm" fo:margin-top="0cm" fo:margin-bottom="0cm" style:contextual-spacing="false" fo:line-height="100%" fo:text-align="start" style:justify-single-word="false" fo:text-indent="0cm" style:auto-text-indent="false">
        <style:tab-stops>
          <style:tab-stop style:position="0.787cm"/>
        </style:tab-stops>
      </style:paragraph-properties>
      <style:text-properties officeooo:paragraph-rsid="001a571f"/>
    </style:style>
    <style:style style:name="P48" style:family="paragraph" style:parent-style-name="List_20_Paragraph" style:list-style-name="WWNum5">
      <style:paragraph-properties fo:margin-left="0.203cm" fo:margin-right="8.421cm" fo:margin-top="0cm" fo:margin-bottom="0cm" style:contextual-spacing="false" fo:line-height="100%" fo:text-align="start" style:justify-single-word="false" fo:text-indent="0cm" style:auto-text-indent="false">
        <style:tab-stops>
          <style:tab-stop style:position="0.787cm"/>
        </style:tab-stops>
      </style:paragraph-properties>
      <style:text-properties officeooo:paragraph-rsid="001a571f"/>
    </style:style>
    <style:style style:name="P49" style:family="paragraph" style:parent-style-name="List_20_Paragraph" style:list-style-name="WWNum5">
      <style:paragraph-properties fo:margin-left="0.203cm" fo:margin-right="4.479cm" fo:margin-top="0.002cm" fo:margin-bottom="0cm" style:contextual-spacing="false" fo:line-height="100%" fo:text-align="start" style:justify-single-word="false" fo:text-indent="0cm" style:auto-text-indent="false">
        <style:tab-stops>
          <style:tab-stop style:position="0.787cm"/>
        </style:tab-stops>
      </style:paragraph-properties>
      <style:text-properties officeooo:paragraph-rsid="001a571f"/>
    </style:style>
    <style:style style:name="P50" style:family="paragraph" style:parent-style-name="List_20_Paragraph" style:list-style-name="WWNum5">
      <style:paragraph-properties fo:margin-left="0.203cm" fo:margin-right="5.401cm" fo:margin-top="0cm" fo:margin-bottom="0cm" style:contextual-spacing="false" fo:line-height="100%" fo:text-align="start" style:justify-single-word="false" fo:text-indent="0cm" style:auto-text-indent="false">
        <style:tab-stops>
          <style:tab-stop style:position="0.78cm"/>
        </style:tab-stops>
      </style:paragraph-properties>
      <style:text-properties officeooo:paragraph-rsid="001a571f"/>
    </style:style>
    <style:style style:name="P51" style:family="paragraph" style:parent-style-name="List_20_Paragraph" style:list-style-name="WWNum5">
      <style:paragraph-properties fo:margin-left="0.785cm" fo:margin-right="0cm" fo:margin-top="0.002cm" fo:margin-bottom="0cm" style:contextual-spacing="false" fo:line-height="0.445cm" fo:text-align="start" style:justify-single-word="false" fo:text-indent="-0.584cm" style:auto-text-indent="false">
        <style:tab-stops>
          <style:tab-stop style:position="0.787cm"/>
        </style:tab-stops>
      </style:paragraph-properties>
      <style:text-properties officeooo:paragraph-rsid="001a571f"/>
    </style:style>
    <style:style style:name="P52" style:family="paragraph" style:parent-style-name="List_20_Paragraph" style:list-style-name="WWNum5">
      <style:paragraph-properties fo:margin-left="0.785cm" fo:margin-right="0cm" fo:margin-top="0cm" fo:margin-bottom="0cm" style:contextual-spacing="false" fo:line-height="0.445cm" fo:text-align="start" style:justify-single-word="false" fo:text-indent="-0.584cm" style:auto-text-indent="false">
        <style:tab-stops>
          <style:tab-stop style:position="0.787cm"/>
        </style:tab-stops>
      </style:paragraph-properties>
      <style:text-properties officeooo:paragraph-rsid="001a571f"/>
    </style:style>
    <style:style style:name="P53" style:family="paragraph" style:parent-style-name="Standard">
      <style:text-properties fo:font-size="12pt" fo:font-style="normal" style:text-underline-style="none" fo:font-weight="normal" officeooo:rsid="0013423a" officeooo:paragraph-rsid="00120447" style:font-size-asian="10.5pt" style:font-style-asian="normal" style:font-weight-asian="normal" style:font-size-complex="12pt" style:font-style-complex="normal" style:font-weight-complex="normal"/>
    </style:style>
    <style:style style:name="P54" style:family="paragraph" style:parent-style-name="Text_20_body" style:list-style-name="L1">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333333" loext:opacity="100%" fo:letter-spacing="normal"/>
    </style:style>
    <style:style style:name="P55" style:family="paragraph" style:parent-style-name="Text_20_body" style:list-style-name="L1">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333333" loext:opacity="100%" style:font-name="Montserrat" fo:font-size="12pt" fo:letter-spacing="normal" fo:font-style="normal" fo:font-weight="normal"/>
    </style:style>
    <style:style style:name="P56" style:family="paragraph" style:parent-style-name="Text_20_body" style:list-style-name="L1">
      <style:paragraph-properties fo:margin-left="0cm" fo:margin-right="0cm" style:line-height-at-least="0.741cm" fo:orphans="2" fo:widows="2" fo:text-indent="0cm" style:auto-text-indent="false" fo:padding="0cm" fo:border="none"/>
      <style:text-properties fo:font-variant="normal" fo:text-transform="none" fo:color="#333333" loext:opacity="100%" style:font-name="Montserrat" fo:font-size="12pt" fo:letter-spacing="normal" fo:font-style="normal" fo:font-weight="normal"/>
    </style:style>
    <style:style style:name="P57" style:family="paragraph" style:parent-style-name="Text_20_body">
      <style:paragraph-properties fo:margin-left="0cm" fo:margin-right="0cm" fo:margin-top="0.002cm" fo:margin-bottom="0cm" style:contextual-spacing="false" fo:text-indent="0cm" style:auto-text-indent="false"/>
      <style:text-properties fo:font-size="7pt" fo:font-style="italic" fo:font-weight="bold" officeooo:paragraph-rsid="001a571f" style:font-size-asian="7pt" style:font-style-asian="italic" style:font-weight-asian="bold"/>
    </style:style>
    <style:style style:name="P58" style:family="paragraph" style:parent-style-name="Text_20_body">
      <style:paragraph-properties fo:margin-left="0cm" fo:margin-right="0cm" fo:margin-top="0.018cm" fo:margin-bottom="0cm" style:contextual-spacing="false" fo:text-indent="0cm" style:auto-text-indent="false"/>
      <style:text-properties fo:font-size="10.5pt" officeooo:paragraph-rsid="001a571f" style:font-size-asian="10.5pt"/>
    </style:style>
    <style:style style:name="P59" style:family="paragraph" style:parent-style-name="Text_20_body">
      <style:paragraph-properties fo:margin-left="0cm" fo:margin-right="0cm" fo:margin-top="0.019cm" fo:margin-bottom="0cm" style:contextual-spacing="false" fo:text-indent="0cm" style:auto-text-indent="false"/>
      <style:text-properties fo:font-size="10.5pt" officeooo:paragraph-rsid="001a571f" style:font-size-asian="10.5pt"/>
    </style:style>
    <style:style style:name="P60" style:family="paragraph" style:parent-style-name="Text_20_body">
      <style:paragraph-properties fo:line-height="0.445cm"/>
      <style:text-properties officeooo:paragraph-rsid="001a571f"/>
    </style:style>
    <style:style style:name="P61" style:family="paragraph" style:parent-style-name="Text_20_body">
      <style:paragraph-properties fo:margin-top="0.002cm" fo:margin-bottom="0cm" style:contextual-spacing="false"/>
      <style:text-properties officeooo:paragraph-rsid="001a571f"/>
    </style:style>
    <style:style style:name="P62" style:family="paragraph" style:parent-style-name="Text_20_body">
      <style:paragraph-properties fo:margin-left="0cm" fo:margin-right="0cm" fo:text-indent="0cm" style:auto-text-indent="false"/>
      <style:text-properties officeooo:paragraph-rsid="001a571f"/>
    </style:style>
    <style:style style:name="P63" style:family="paragraph" style:parent-style-name="Text_20_body">
      <style:paragraph-properties fo:margin-left="0cm" fo:margin-right="0cm" fo:margin-top="0.002cm" fo:margin-bottom="0cm" style:contextual-spacing="false" fo:text-indent="0cm" style:auto-text-indent="false"/>
      <style:text-properties officeooo:paragraph-rsid="001a571f"/>
    </style:style>
    <style:style style:name="P64" style:family="paragraph" style:parent-style-name="Text_20_body">
      <style:text-properties officeooo:paragraph-rsid="001a571f"/>
    </style:style>
    <style:style style:name="T1" style:family="text">
      <style:text-properties officeooo:rsid="001076ff"/>
    </style:style>
    <style:style style:name="T2" style:family="text">
      <style:text-properties officeooo:rsid="0011e735"/>
    </style:style>
    <style:style style:name="T3" style:family="text">
      <style:text-properties officeooo:rsid="00120397"/>
    </style:style>
    <style:style style:name="T4" style:family="text">
      <style:text-properties officeooo:rsid="0013423a"/>
    </style:style>
    <style:style style:name="T5" style:family="text">
      <style:text-properties fo:font-variant="normal" fo:text-transform="none" fo:color="#000000" loext:opacity="100%" style:font-name="inherit" fo:font-size="13.5pt" fo:letter-spacing="normal" fo:font-style="italic" loext:padding="0cm" loext:border="none"/>
    </style:style>
    <style:style style:name="T6" style:family="text">
      <style:text-properties fo:font-variant="normal" fo:text-transform="none" fo:color="#000000" loext:opacity="100%" style:font-name="apple-system" fo:font-size="13.5pt" fo:letter-spacing="normal" fo:font-style="normal"/>
    </style:style>
    <style:style style:name="T7" style:family="text">
      <style:text-properties fo:font-variant="normal" fo:text-transform="none" fo:color="#000000" loext:opacity="100%" style:font-name="Times New Roman" fo:font-size="10pt" fo:letter-spacing="normal" fo:font-style="italic" fo:font-weight="normal" style:font-size-asian="10pt" style:font-size-complex="10pt" loext:padding="0cm" loext:border="none"/>
    </style:style>
    <style:style style:name="T8" style:family="text">
      <style:text-properties fo:font-variant="normal" fo:text-transform="none" fo:color="#000000" loext:opacity="100%" style:font-name="Times New Roman" fo:font-size="10pt" fo:letter-spacing="normal" fo:font-style="normal" fo:font-weight="normal" style:font-size-asian="10pt" style:font-size-complex="10pt"/>
    </style:style>
    <style:style style:name="T9" style:family="text">
      <style:text-properties fo:font-variant="normal" fo:text-transform="none" fo:color="#000000" loext:opacity="100%" style:font-name="Times New Roman" fo:font-size="11pt" fo:letter-spacing="normal" fo:font-style="italic" fo:font-weight="normal" style:font-size-asian="11pt" style:font-size-complex="11pt" loext:padding="0cm" loext:border="none"/>
    </style:style>
    <style:style style:name="T10" style:family="text">
      <style:text-properties fo:font-variant="normal" fo:text-transform="none" fo:color="#000000" loext:opacity="100%" style:font-name="Times New Roman" fo:font-size="11pt" fo:letter-spacing="normal" fo:font-style="normal" fo:font-weight="normal" style:font-size-asian="11pt" style:font-size-complex="11pt"/>
    </style:style>
    <style:style style:name="T11" style:family="text">
      <style:text-properties fo:font-variant="normal" fo:text-transform="none" fo:color="#333333" loext:opacity="100%" style:font-name="Montserrat" fo:font-size="12pt" fo:letter-spacing="normal" fo:font-style="normal"/>
    </style:style>
    <style:style style:name="T12" style:family="text">
      <style:text-properties style:font-name="Montserrat" fo:font-size="12pt" fo:font-style="normal" fo:font-weight="normal"/>
    </style:style>
    <style:style style:name="T13" style:family="text">
      <style:text-properties fo:font-size="11pt" style:font-size-asian="11pt"/>
    </style:style>
    <style:style style:name="T14" style:family="text">
      <style:text-properties fo:font-size="11pt" fo:letter-spacing="-0.007cm" style:font-size-asian="11pt"/>
    </style:style>
    <style:style style:name="T15" style:family="text">
      <style:text-properties fo:font-size="11pt" fo:letter-spacing="-0.009cm" style:font-size-asian="11pt"/>
    </style:style>
    <style:style style:name="T16" style:family="text">
      <style:text-properties fo:font-size="11pt" fo:letter-spacing="-0.005cm" style:font-size-asian="11pt"/>
    </style:style>
    <style:style style:name="T17" style:family="text">
      <style:text-properties fo:font-size="11pt" fo:letter-spacing="-0.011cm" style:font-size-asian="11pt"/>
    </style:style>
    <style:style style:name="T18" style:family="text">
      <style:text-properties fo:font-size="11pt" fo:letter-spacing="-0.092cm" style:font-size-asian="11pt"/>
    </style:style>
    <style:style style:name="T19" style:family="text">
      <style:text-properties fo:font-size="11pt" fo:letter-spacing="-0.004cm" style:font-size-asian="11pt"/>
    </style:style>
    <style:style style:name="T20" style:family="text">
      <style:text-properties fo:font-size="11pt" fo:letter-spacing="-0.002cm" style:font-size-asian="11pt"/>
    </style:style>
    <style:style style:name="T21" style:family="text">
      <style:text-properties fo:font-size="11pt" fo:letter-spacing="0.002cm" style:font-size-asian="11pt"/>
    </style:style>
    <style:style style:name="T22" style:family="text">
      <style:text-properties fo:font-size="11pt" fo:letter-spacing="-0.093cm" style:font-size-asian="11pt"/>
    </style:style>
    <style:style style:name="T23" style:family="text">
      <style:text-properties fo:font-size="11pt" fo:letter-spacing="-0.012cm" style:font-size-asian="11pt"/>
    </style:style>
    <style:style style:name="T24" style:family="text">
      <style:text-properties style:text-underline-style="solid" style:text-underline-width="auto" style:text-underline-color="font-color"/>
    </style:style>
    <style:style style:name="T25" style:family="text">
      <style:text-properties fo:letter-spacing="-0.002cm"/>
    </style:style>
    <style:style style:name="T26" style:family="text">
      <style:text-properties fo:letter-spacing="-0.005cm"/>
    </style:style>
    <style:style style:name="T27" style:family="text">
      <style:text-properties fo:letter-spacing="-0.004cm"/>
    </style:style>
    <style:style style:name="T28" style:family="text">
      <style:text-properties fo:letter-spacing="-0.007cm"/>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Permisos.</text:p>
      <text:p text:style-name="P15"/>
      <text:h text:style-name="P1" text:outline-level="3"><text:bookmark text:name="1-_Estructura_basica_de_permisos_en_archivos"/>1.- Estructura básica de permisos en archivos</text:h>
      <text:p text:style-name="P2">Hay 3 atributos básicos para archivos simples: lectura, escritura y ejecutar.</text:p>
      <text:p text:style-name="P28"><text:span text:style-name="Emphasis"><text:span text:style-name="T7">&gt;&gt; Permiso de lectura (read)</text:span></text:span><text:span text:style-name="T8"><text:line-break/>Si tienes permiso de lectura de un archivo, puedes ver su contenido.</text:span></text:p>
      <text:p text:style-name="P28"><text:span text:style-name="Emphasis"><text:span text:style-name="T7">&gt;&gt; Permiso de escritura (write)</text:span></text:span><text:span text:style-name="T8"><text:line-break/>Si tienes permiso de escritura de un archivo, puedes modificar el archivo. Puedes agregar, sobrescribir o borrar su contenido.</text:span></text:p>
      <text:p text:style-name="P28"><text:span text:style-name="Emphasis"><text:span text:style-name="T7">&gt;&gt; Permiso de ejecución (execute)</text:span></text:span><text:span text:style-name="T8"><text:line-break/>Si el archivo tiene permiso de ejecución, entonces puedes decirle al sistema operativo que lo ejecute como si fuera un programa. Si es un programa llamado «foo» lo podremos ejecutar como cualquier comando.<text:line-break/>O un script (interprete) que necesita permiso de lectura y ejecución, un programa compilado solo necesita ser lectura.</text:span></text:p>
      <text:p text:style-name="P23"><text:span text:style-name="Emphasis"><text:span text:style-name="T5">&gt;&gt; Permiso de lectura en un directorio</text:span></text:span><text:span text:style-name="T6"><text:line-break/>Si un directorio tiene permiso de lectura, puedes ver los archivos que este contiene. Puedes usar un «ls (list directory)» para ver su contenido, que tengas permiso de lectura en un directorio no quiere decir que puedas leer el contenido de sus archivos si no tienes permiso de lectura en esos.</text:span></text:p>
      <text:p text:style-name="P3">Permisos en directorios</text:p>
      <text:p text:style-name="P28"><text:span text:style-name="Emphasis"><text:span text:style-name="T7">&gt;&gt; Permiso de escritura en un directorio.</text:span></text:span><text:span text:style-name="T8"><text:line-break/>Con el permiso de escritura puedes agregar, remover o mover archivos al directorio</text:span></text:p>
      <text:p text:style-name="P28"><text:span text:style-name="Emphasis"><text:span text:style-name="T7">&gt;&gt; Permiso de ejecución en un directorio.</text:span></text:span><text:span text:style-name="T8"><text:line-break/>Ejecución te permite usar el nombre del directorio cuando estas accediendo a archivos en ese directorio, es decir este permiso lo hace que se tome en cuenta en búsquedas realizadas por un programa, por ejemplo, un directorio sin permiso de ejecución no seria revisado por el comando find</text:span></text:p>
      <text:p text:style-name="P21"/>
      <text:p text:style-name="P6">Para remover los permisos de ejecución a grupos y otros basta con usar:</text:p>
      <text:p text:style-name="P7">$ chmod g-x,o-x archivo</text:p>
      <text:p text:style-name="P21"/>
      <text:p text:style-name="P21"/>
      <text:p text:style-name="P5">si deseas remover a usuario el permiso de escritura:</text:p>
      <text:p text:style-name="P7">$ chmod u-x archivo</text:p>
      <text:p text:style-name="P22"/>
      <text:h text:style-name="P4" text:outline-level="3"><text:bookmark text:name="4-_chmod_en_octal"/>4.- chmod en octal</text:h>
      <text:p text:style-name="P9">La representación octal de chmod es muy sencilla</text:p>
      <text:p text:style-name="P28"><text:span text:style-name="Emphasis"><text:span text:style-name="T9">Lectura </text:span></text:span><text:span text:style-name="T10">tiene el valor de </text:span><text:span text:style-name="Emphasis"><text:span text:style-name="T9">4</text:span></text:span><text:span text:style-name="T10"><text:line-break/></text:span><text:span text:style-name="Emphasis"><text:span text:style-name="T9">Escritura </text:span></text:span><text:span text:style-name="T10">tiene el valor de </text:span><text:span text:style-name="Emphasis"><text:span text:style-name="T9">2</text:span></text:span><text:span text:style-name="T10"><text:line-break/></text:span><text:span text:style-name="Emphasis"><text:span text:style-name="T9">Ejecución </text:span></text:span><text:span text:style-name="T10">tiene el valor de </text:span><text:span text:style-name="Emphasis"><text:span text:style-name="T9">1</text:span></text:span></text:p>
      <text:p text:style-name="P9"><text:soft-page-break/>Entonces:</text:p>
      <text:p text:style-name="P7">x-----x-----x-----------------------------------x</text:p>
      <text:p text:style-name="P8">| rwx | <text:s/>7 <text:s/>| Lectura, escritura y ejecución <text:s text:c="3"/>|</text:p>
      <text:p text:style-name="P8">| rw- | <text:s/>6 <text:s/>| Lectura, escritura <text:s text:c="7"/>|</text:p>
      <text:p text:style-name="P8">| r-x | <text:s/>5 <text:s/>| Lectura y ejecución <text:s text:c="6"/>|</text:p>
      <text:p text:style-name="P8">| r-- | <text:s/>4 <text:s/>| Lectura <text:s text:c="14"/>|</text:p>
      <text:p text:style-name="P8">| -wx | <text:s/>3 <text:s/>| Escritura y ejecución <text:s text:c="12"/>|</text:p>
      <text:p text:style-name="P8">| -w- | <text:s/>2 <text:s/>| Escritura <text:s text:c="24"/>|</text:p>
      <text:p text:style-name="P8">| --x | <text:s/>1 <text:s/>| Ejecución <text:s text:c="12"/>|</text:p>
      <text:p text:style-name="P8">| --- | <text:s/>0 <text:s/>| Sin permisos <text:s text:c="9"/>|</text:p>
      <text:p text:style-name="P8">x-----x-----x-----------------------------------x</text:p>
      <text:p text:style-name="P9">Por lo tanto:</text:p>
      <text:p text:style-name="P7">x------------------------x-----------x</text:p>
      <text:p text:style-name="P8">|chmod u=rwx,g=rwx,o=rx <text:s/>| chmod 775 | </text:p>
      <text:p text:style-name="P8">|chmod u=rwx,g=rx,o= <text:s text:c="4"/>| chmod 760 |</text:p>
      <text:p text:style-name="P8">|chmod u=rw,g=r,o=r <text:s text:c="5"/>| chmod 644 |</text:p>
      <text:p text:style-name="P8">|chmod u=rw,g=r,o= <text:s text:c="6"/>| chmod 640 |</text:p>
      <text:p text:style-name="P8">|chmod u=rw,go= <text:s text:c="9"/>| chmod 600 |</text:p>
      <text:p text:style-name="P8">|chmod u=rwx,go= <text:s text:c="8"/>| chmod 700 |</text:p>
      <text:p text:style-name="P8">x------------------------x-----------x</text:p>
      <text:p text:style-name="P22"/>
      <text:p text:style-name="P10">Cada archivo o carpeta que nos encontremos al listar el contenido de un directorio irá indicado con un símbolo:</text:p>
      <text:list xml:id="list3185357305" text:style-name="L1">
        <text:list-item>
          <text:p text:style-name="P54">– <text:span text:style-name="T12">indica que se trata de un archivo.</text:span></text:p>
        </text:list-item>
        <text:list-item>
          <text:p text:style-name="P55">d indica que se trata de un directorio.</text:p>
        </text:list-item>
        <text:list-item>
          <text:p text:style-name="P56">l indica que se trata de un enlace (acceso directo, por ejemplo).</text:p>
        </text:list-item>
      </text:list>
      <text:p text:style-name="P22"/>
      <text:p text:style-name="P10">Algunos ejemplos de esto serían:</text:p>
      <text:p text:style-name="P24"><text:bookmark text:name="tablepress-23"/></text:p>
      <table:table table:name="Tabla1" table:style-name="Tabla1">
        <table:table-column table:style-name="Tabla1.A"/>
        <table:table-column table:style-name="Tabla1.B"/>
        <table:table-column table:style-name="Tabla1.C"/>
        <table:table-column table:style-name="Tabla1.D"/>
        <table:table-column table:style-name="Tabla1.E"/>
        <table:table-header-rows>
          <table:table-row table:style-name="Tabla1.1">
            <table:table-cell table:style-name="Tabla1.A1" office:value-type="string">
              <text:p text:style-name="P26"> </text:p>
            </table:table-cell>
            <table:table-cell table:style-name="Tabla1.A1" office:value-type="string">
              <text:p text:style-name="P27">Propietario</text:p>
            </table:table-cell>
            <table:table-cell table:style-name="Tabla1.A1" office:value-type="string">
              <text:p text:style-name="P27">Grupo</text:p>
            </table:table-cell>
            <table:table-cell table:style-name="Tabla1.A1" office:value-type="string">
              <text:p text:style-name="P27">Otros</text:p>
            </table:table-cell>
            <table:table-cell table:style-name="Tabla1.A1" office:value-type="string">
              <text:p text:style-name="P27">Resultado</text:p>
            </table:table-cell>
          </table:table-row>
        </table:table-header-rows>
        <table:table-row table:style-name="TableLine2282855498912">
          <table:table-cell table:style-name="Tabla1.A1" office:value-type="string">
            <text:p text:style-name="Table_20_Contents">Código de letras</text:p>
          </table:table-cell>
          <table:table-cell table:style-name="Tabla1.A1" office:value-type="string">
            <text:p text:style-name="Table_20_Contents">rwx</text:p>
          </table:table-cell>
          <table:table-cell table:style-name="Tabla1.A1" office:value-type="string">
            <text:p text:style-name="Table_20_Contents">r--</text:p>
          </table:table-cell>
          <table:table-cell table:style-name="Tabla1.A1" office:value-type="string">
            <text:p text:style-name="Table_20_Contents">---</text:p>
          </table:table-cell>
          <table:table-cell table:style-name="Tabla1.A1" office:value-type="string">
            <text:p text:style-name="Table_20_Contents">rwxr-----</text:p>
          </table:table-cell>
        </table:table-row>
        <table:table-row table:style-name="TableLine2282855490752">
          <table:table-cell table:style-name="Tabla1.A1" office:value-type="string">
            <text:p text:style-name="Table_20_Contents">Código numérico</text:p>
          </table:table-cell>
          <table:table-cell table:style-name="Tabla1.A1" office:value-type="string">
            <text:p text:style-name="Table_20_Contents">7</text:p>
          </table:table-cell>
          <table:table-cell table:style-name="Tabla1.A1" office:value-type="string">
            <text:p text:style-name="Table_20_Contents">4</text:p>
          </table:table-cell>
          <table:table-cell table:style-name="Tabla1.A1" office:value-type="string">
            <text:p text:style-name="Table_20_Contents">0</text:p>
          </table:table-cell>
          <table:table-cell table:style-name="Tabla1.A1" office:value-type="string">
            <text:p text:style-name="Table_20_Contents">740</text:p>
          </table:table-cell>
        </table:table-row>
        <table:table-row table:style-name="TableLine2282855488304">
          <table:table-cell table:style-name="Tabla1.A1" office:value-type="string">
            <text:p text:style-name="Table_20_Contents">---</text:p>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row>
        <table:table-row table:style-name="TableLine2282855501904">
          <table:table-cell table:style-name="Tabla1.A1" office:value-type="string">
            <text:p text:style-name="Table_20_Contents">Código de letras</text:p>
          </table:table-cell>
          <table:table-cell table:style-name="Tabla1.A1" office:value-type="string">
            <text:p text:style-name="Table_20_Contents">r--</text:p>
          </table:table-cell>
          <table:table-cell table:style-name="Tabla1.A1" office:value-type="string">
            <text:p text:style-name="Table_20_Contents">---</text:p>
          </table:table-cell>
          <table:table-cell table:style-name="Tabla1.A1" office:value-type="string">
            <text:p text:style-name="Table_20_Contents">---</text:p>
          </table:table-cell>
          <table:table-cell table:style-name="Tabla1.A1" office:value-type="string">
            <text:p text:style-name="Table_20_Contents">r--------</text:p>
          </table:table-cell>
        </table:table-row>
        <table:table-row table:style-name="TableLine2282855485312">
          <table:table-cell table:style-name="Tabla1.A1" office:value-type="string">
            <text:p text:style-name="Table_20_Contents">Código numérico</text:p>
          </table:table-cell>
          <table:table-cell table:style-name="Tabla1.A1" office:value-type="string">
            <text:p text:style-name="Table_20_Contents">4</text:p>
          </table:table-cell>
          <table:table-cell table:style-name="Tabla1.A1" office:value-type="string">
            <text:p text:style-name="Table_20_Contents">0</text:p>
          </table:table-cell>
          <table:table-cell table:style-name="Tabla1.A1" office:value-type="string">
            <text:p text:style-name="Table_20_Contents">0</text:p>
          </table:table-cell>
          <table:table-cell table:style-name="Tabla1.A1" office:value-type="string">
            <text:p text:style-name="Table_20_Contents">400</text:p>
          </table:table-cell>
        </table:table-row>
        <table:table-row table:style-name="TableLine2282855499728">
          <table:table-cell table:style-name="Tabla1.A1" office:value-type="string">
            <text:p text:style-name="Table_20_Contents">---</text:p>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row>
        <table:table-row table:style-name="TableLine2282855486944">
          <table:table-cell table:style-name="Tabla1.A1" office:value-type="string">
            <text:p text:style-name="Table_20_Contents">Código de letras</text:p>
          </table:table-cell>
          <table:table-cell table:style-name="Tabla1.A1" office:value-type="string">
            <text:p text:style-name="Table_20_Contents">r-x</text:p>
          </table:table-cell>
          <table:table-cell table:style-name="Tabla1.A1" office:value-type="string">
            <text:p text:style-name="Table_20_Contents">rw-</text:p>
          </table:table-cell>
          <table:table-cell table:style-name="Tabla1.A1" office:value-type="string">
            <text:p text:style-name="Table_20_Contents">--x</text:p>
          </table:table-cell>
          <table:table-cell table:style-name="Tabla1.A1" office:value-type="string">
            <text:p text:style-name="Table_20_Contents">r-xrw---x</text:p>
          </table:table-cell>
        </table:table-row>
        <table:table-row table:style-name="TableLine2282855492656">
          <table:table-cell table:style-name="Tabla1.A1" office:value-type="string">
            <text:p text:style-name="Table_20_Contents">Código numérico</text:p>
          </table:table-cell>
          <table:table-cell table:style-name="Tabla1.A1" office:value-type="string">
            <text:p text:style-name="Table_20_Contents">5</text:p>
          </table:table-cell>
          <table:table-cell table:style-name="Tabla1.A1" office:value-type="string">
            <text:p text:style-name="Table_20_Contents">6</text:p>
          </table:table-cell>
          <table:table-cell table:style-name="Tabla1.A1" office:value-type="string">
            <text:p text:style-name="Table_20_Contents">1</text:p>
          </table:table-cell>
          <table:table-cell table:style-name="Tabla1.A1" office:value-type="string">
            <text:p text:style-name="Table_20_Contents">561</text:p>
          </table:table-cell>
        </table:table-row>
      </table:table>
      <text:p text:style-name="P22"/>
      <text:p text:style-name="P22"><text:span text:style-name="T11">También podemos cambiar quién es el propietario de cualquier archivo. Para ello, usaremos el comando «chown» seguido del nombre del nuevo propietario del archivo, y el nombre del archivo o directorio sobre el que realizar el cambio.</text:span> </text:p>
      <text:p text:style-name="P22"/>
      <text:p text:style-name="P22"/>
      <text:p text:style-name="P22"/>
      <text:p text:style-name="P22"/>
      <text:p text:style-name="P22"/>
      <text:p text:style-name="P22"/>
      <text:p text:style-name="P22"/>
      <text:p text:style-name="P22"/>
      <text:p text:style-name="P14"><text:soft-page-break/>Paquetes, repositorios e instalación de software.</text:p>
      <text:p text:style-name="P16"/>
      <text:p text:style-name="P16">1. Que contiene en general un paquete de sofware en GNU/Linux?</text:p>
      <text:p text:style-name="P16"/>
      <text:p text:style-name="P16">Software a instalar e información extra como depe..</text:p>
      <text:p text:style-name="P16"/>
      <text:p text:style-name="P16">2.Que es verdadero sobre los repositorios de software de GNU/Linux?</text:p>
      <text:p text:style-name="P16">Es un almacén de paquetes de software, generalmente online.</text:p>
      <text:p text:style-name="P16"/>
      <text:p text:style-name="P16">3. Cual no es totalmente cierta entre las ventajas de los repositorios oficiales?</text:p>
      <text:p text:style-name="P16"/>
      <text:p text:style-name="P16">Siempre dispone del software actualizado a sus ultimas versiones</text:p>
      <text:p text:style-name="P16"/>
      <text:p text:style-name="P16"/>
      <text:p text:style-name="P16">4. Si un mismo software esta disponible de todas estas formas¿cual seria recomendable elegir?</text:p>
      <text:p text:style-name="P16">Un repositorio oficial de la distribución</text:p>
      <text:p text:style-name="P16"/>
      <text:p text:style-name="P16">5. Que significa que el nombre de un paquete contenga el texto -dev?</text:p>
      <text:p text:style-name="P16">Es para desarrolladores, incluye también cabeceras, librerías, etc</text:p>
      <text:p text:style-name="P16"/>
      <text:p text:style-name="P16">6. ¿Es interesante revisar de vez en cuando la lista de repositorios activos en un sistema GNU/Linux?</text:p>
      <text:p text:style-name="P16">Sí, por si hubiera algún PPA o de terceros que ya no sea necesario.</text:p>
      <text:p text:style-name="P16"/>
      <text:p text:style-name="P16">7. Quiero eliminar una aplicación y su configuración¿que comando debería usar?</text:p>
      <text:p text:style-name="P16">Apt purge</text:p>
      <text:p text:style-name="P16"/>
      <text:p text:style-name="P16">8. Cual es correcto sobre los siguiente gestores de paquetes?</text:p>
      <text:p text:style-name="P16">Aptitude cuenta con menus en modo texto</text:p>
      <text:p text:style-name="P16"/>
      <text:p text:style-name="P16">9. Donde suelo encontrar la configuración de sistema del software instalado en GNY/Linux?</text:p>
      <text:p text:style-name="P16">/etc</text:p>
      <text:p text:style-name="P16"/>
      <text:p text:style-name="P16">10.Quiero montar un servidor de producción lo mas actualizado posible, ¿Que versión de S.O. elegiría?</text:p>
      <text:p text:style-name="P16">20.04 LTS</text:p>
      <text:p text:style-name="P16"/>
      <text:p text:style-name="P16">11. Voy a instalar un software en un S.O, moderno con un procesador intel actual ¿Que paquete es correcto?</text:p>
      <text:p text:style-name="P16">El que tiene un nombre <text:span text:style-name="T1">que contiene el texto amd64.</text:span></text:p>
      <text:p text:style-name="P16"/>
      <text:p text:style-name="P17">12. Estoy desarrollando un software y para el control de versiones uso el sistema x.y.z.¿que es correcto?</text:p>
      <text:p text:style-name="P17">Si arreglo bugs debo modificar la Z</text:p>
      <text:p text:style-name="P17"/>
      <text:p text:style-name="P17">13. <text:span text:style-name="T2">Para usuario, sin mucha experiencia, que quiere equipo para ofimática y multimedia¿que versión de S.O. recomendarías?</text:span></text:p>
      <text:p text:style-name="P18">Desktop</text:p>
      <text:p text:style-name="P18"/>
      <text:p text:style-name="P18">14. En Windows,¿Formato nativo de archivo comprimido con soporte de firma digital utilizado por varios instaladores?</text:p>
      <text:p text:style-name="P18">.cab</text:p>
      <text:p text:style-name="P18"><text:soft-page-break/>15. En Windows, ¿donde se suele almacenar la configuración de sistema de aplicaciones?</text:p>
      <text:p text:style-name="P18">En el registro de Windows</text:p>
      <text:p text:style-name="P18"/>
      <text:p text:style-name="P19">Procesos y Threads</text:p>
      <text:p text:style-name="P19"/>
      <text:p text:style-name="P12">1. Hemos dicho que las aplicaciones crean procesos pero, ¿En que momentos los crean?</text:p>
      <text:p text:style-name="P12">Cuando ejecutamos la aplicación y entra en memoria.</text:p>
      <text:p text:style-name="P12"/>
      <text:p text:style-name="P12">2. Al ejecutar una aplicación¿Que puede suceder?</text:p>
      <text:p text:style-name="P12">Se crea uno o varios procesos, y cada uno puede crear una o mas threads.</text:p>
      <text:p text:style-name="P12"/>
      <text:p text:style-name="P12">3. La principal diferencia entre procesos y threads son:</text:p>
      <text:p text:style-name="P12">Los procesos tienen memoria privada, los threads comparten memoria.</text:p>
      <text:p text:style-name="P12"/>
      <text:p text:style-name="P12">4.¿Cual es correcta si procesos y threads necesitan comunicar información entre si?</text:p>
      <text:p text:style-name="P12">Los procesos tienen que pasarse mensajes cuando quieran compartir datos.</text:p>
      <text:p text:style-name="P12"/>
      <text:p text:style-name="P12">5. Que comando no puede usar para ver información de los procesos?</text:p>
      <text:p text:style-name="P12">Uptime</text:p>
      <text:p text:style-name="P12"/>
      <text:p text:style-name="P12">6- En una maquina <text:span text:style-name="T3">con 8 cores y 4G RAM, al consultar la carga veo que es: 4.2 8.3 17.1 ¿que información puede sacar?</text:span></text:p>
      <text:p text:style-name="P13">Hace 15 min el equipo estaba a mas de 200%. ha ido bajando, ahora son 50%.</text:p>
      <text:p text:style-name="P13"/>
      <text:p text:style-name="P13">7. En GNU/Linux quiero poner todos los procesos de un usuario en estado “T”. ¿Que comando y que señal deberia enviar?</text:p>
      <text:p text:style-name="P13">Señal STOP con comando pkill.</text:p>
      <text:p text:style-name="P13"/>
      <text:p text:style-name="P13">8. En Linux, estoy escribiendo en un procesador de texto. Lo mas normal es que el proceso este casi siempre en estado:</text:p>
      <text:p text:style-name="P13">S</text:p>
      <text:p text:style-name="P13"/>
      <text:p text:style-name="P13">9. Al lanzar mi script: ./alta_usuario &amp; tengo que introducir por teclado el nombre , pero no puedo...¿Como lo arreglo?</text:p>
      <text:p text:style-name="P13">Fg</text:p>
      <text:p text:style-name="P13"/>
      <text:p text:style-name="P13">10. En Linux he usado nice -10 con un proceso y ahora quiero recuperar la prioridad original como usuario normal, ¿Que hago?</text:p>
      <text:p text:style-name="P13">No se puede</text:p>
      <text:p text:style-name="P13"/>
      <text:p text:style-name="P13">11.En GNU/Linux he lanzado una aplicación en remoto y ahora quiero que no se cierre al finalizar la conexión¿Que hago?</text:p>
      <text:p text:style-name="P13">Ponerla en segundo plano y luego usar un disown -h con su PID.</text:p>
      <text:p text:style-name="P13"/>
      <text:p text:style-name="P13">12. En MS Windows¿que comando es el correcto?</text:p>
      <text:p text:style-name="P13">Con wmic puedo cambiar la prioridad a un proceso. </text:p>
      <text:p text:style-name="P13"/>
      <text:p text:style-name="P13"/>
      <text:p text:style-name="P13"/>
      <text:p text:style-name="P13"/>
      <text:p text:style-name="P13"/>
      <text:p text:style-name="P13"/>
      <text:p text:style-name="P20"><text:soft-page-break/>Servicios y demonios</text:p>
      <text:p text:style-name="P13"/>
      <text:p text:style-name="P13">1.Cual NO es la característica que deben cumplir, en general, los servicios?</text:p>
      <text:p text:style-name="P13">Tener una interfaz usable y accesible para la comunicación con usuarios.</text:p>
      <text:p text:style-name="P13"/>
      <text:p text:style-name="P13">2. En general, y sobre todo en los servidores¿que se recomienda sobre los servicios?</text:p>
      <text:p text:style-name="P13">Activar los estrictamente necesarios, por seguridad y ahorro de recursos.</text:p>
      <text:p text:style-name="P13"/>
      <text:p text:style-name="P13">3. En GNU/Linux¿Quien gestiona los servicios y procesos?</text:p>
      <text:p text:style-name="P13">El sistema de inializacion(init)</text:p>
      <text:p text:style-name="P13"/>
      <text:p text:style-name="P13">4. En la actualidad, ¿Cual es el sistema de <text:span text:style-name="T4">incialización </text:span>mas usado en las distribuciones mas relevantes de Gnu/Linux?</text:p>
      <text:p text:style-name="P13">Systemd</text:p>
      <text:p text:style-name="P13"/>
      <text:p text:style-name="P13">5.¿Cual es el principal comando que usa systemd para gestionar los servicios?</text:p>
      <text:p text:style-name="P13">Systemctl</text:p>
      <text:p text:style-name="P13"/>
      <text:p text:style-name="P11">6.Usando systemd hay un servicio que siempre que arranco está inactivo y lo que tengo que activar manualmente. ¿Por que?</text:p>
      <text:p text:style-name="P11">El servicio esta deshabilitado(disabled)</text:p>
      <text:p text:style-name="P11"/>
      <text:p text:style-name="P11">7. Con systemd. ¿Como veo el estado de un servicio?</text:p>
      <text:p text:style-name="P11">Systemctl status</text:p>
      <text:p text:style-name="P11"/>
      <text:p text:style-name="P11">8. Usando systemd quiero que un servicio no se pueda volver al iniciarse ni manual ni automáticamente. ¿Que tengo que hacer?</text:p>
      <text:p text:style-name="P11">Systemctl mask</text:p>
      <text:p text:style-name="P11"/>
      <text:p text:style-name="P11">9. Que es FALSO sobre modificar la configuración de un servicio?</text:p>
      <text:p text:style-name="P11">Al cambiar fichero de config. En /srv los cambios se aplican inmediatamente.</text:p>
      <text:p text:style-name="P11"/>
      <text:p text:style-name="P11">10. Que runlevel es Verdadero?</text:p>
      <text:p text:style-name="P11">Runlevel 0: Apagado del equipo?</text:p>
      <text:p text:style-name="P11"/>
      <text:p text:style-name="P11">11. Con systemd quiero aplicar una nueva configuración a un servicio y asegurarme que luego esté activo. ¿Que se recomienda?</text:p>
      <text:p text:style-name="P11">Systemctl reload-or-restart</text:p>
      <text:p text:style-name="P11"/>
      <text:p text:style-name="P11">12. En Windows ¿Cual es el estado de los servicios que se inician a demanda, pero no durante el arranque del sistema?</text:p>
      <text:p text:style-name="P11">Manual</text:p>
      <text:p text:style-name="P11"/>
      <text:p text:style-name="P11">13. De qué forma NO puedo ver la informacion de un servicio en Windows.</text:p>
      <text:p text:style-name="P11">En consola cmd, con el comando: service info</text:p>
      <text:p text:style-name="P11"/>
      <text:p text:style-name="P11">14. Como muestro la configuración de un servicio en la terminal cmd?</text:p>
      <text:p text:style-name="P11">Sc qc</text:p>
      <text:p text:style-name="P11"/>
      <text:p text:style-name="P11">15. Usando el comando sc. ¿Como puedo hacer para que el servicio “tes” NO se ejecute en el arranque?</text:p>
      <text:p text:style-name="P11">Sc config test start= “demand”</text:p>
      <text:h text:style-name="P29" text:outline-level="2"><text:soft-page-break/><text:span text:style-name="T24">Scripting</text:span></text:h>
      <text:p text:style-name="P57"/>
      <text:list xml:id="list3798122068" text:style-name="WWNum5">
        <text:list-item>
          <text:p text:style-name="P31"><text:span text:style-name="T13">Un</text:span><text:span text:style-name="T19"> </text:span><text:span text:style-name="T13">script</text:span><text:span text:style-name="T19"> </text:span><text:span text:style-name="T13">de shell</text:span><text:span text:style-name="T20"> </text:span><text:span text:style-name="T13">es</text:span></text:p>
        </text:list-item>
      </text:list>
      <text:p text:style-name="P61">Un<text:span text:style-name="T25"> </text:span>fichero<text:span text:style-name="T26"> </text:span>de texto<text:span text:style-name="T26"> </text:span>con<text:span text:style-name="T26"> </text:span>comandos<text:span text:style-name="T27"> </text:span>de<text:span text:style-name="T27"> </text:span>consola<text:span text:style-name="T25"> </text:span>que<text:span text:style-name="T27"> </text:span>es<text:span text:style-name="T25"> </text:span>interpretado</text:p>
      <text:p text:style-name="P62"/>
      <text:list xml:id="list124801341543362" text:continue-numbering="true" text:style-name="WWNum5">
        <text:list-item>
          <text:p text:style-name="P34"><text:span text:style-name="T13">Según</text:span><text:span text:style-name="T14"> </text:span><text:span text:style-name="T13">lo</text:span><text:span text:style-name="T14"> </text:span><text:span text:style-name="T13">visto</text:span><text:span text:style-name="T19"> </text:span><text:span text:style-name="T13">en</text:span><text:span text:style-name="T16"> </text:span><text:span text:style-name="T13">clase.</text:span><text:span text:style-name="T16"> </text:span><text:span text:style-name="T13">¿cual</text:span><text:span text:style-name="T20"> </text:span><text:span text:style-name="T13">es una</text:span><text:span text:style-name="T16"> </text:span><text:span text:style-name="T13">de</text:span><text:span text:style-name="T20"> </text:span><text:span text:style-name="T13">las</text:span><text:span text:style-name="T16"> </text:span><text:span text:style-name="T13">mayores ventajas</text:span><text:span text:style-name="T20"> </text:span><text:span text:style-name="T13">de</text:span><text:span text:style-name="T19"> </text:span><text:span text:style-name="T13">los</text:span><text:span text:style-name="T20"> </text:span><text:span text:style-name="T13">scripts?</text:span><text:span text:style-name="T18"> </text:span><text:span text:style-name="T13">Poder</text:span><text:span text:style-name="T19"> </text:span><text:span text:style-name="T13">automatizar</text:span><text:span text:style-name="T19"> </text:span><text:span text:style-name="T13">la</text:span><text:span text:style-name="T16"> </text:span><text:span text:style-name="T13">administración</text:span><text:span text:style-name="T20"> </text:span><text:span text:style-name="T13">del propio</text:span><text:span text:style-name="T19"> </text:span><text:span text:style-name="T13">sistema</text:span><text:span text:style-name="T20"> </text:span><text:span text:style-name="T13">operativo</text:span></text:p>
        </text:list-item>
      </text:list>
      <text:p text:style-name="P58"/>
      <text:list xml:id="list124802213692796" text:continue-numbering="true" text:style-name="WWNum5">
        <text:list-item>
          <text:p text:style-name="P32"><text:span text:style-name="T13">Que</text:span><text:span text:style-name="T20"> </text:span><text:span text:style-name="T13">NO</text:span><text:span text:style-name="T16"> </text:span><text:span text:style-name="T13">es necesario</text:span><text:span text:style-name="T14"> </text:span><text:span text:style-name="T13">para</text:span><text:span text:style-name="T16"> </text:span><text:span text:style-name="T13">ejecutar un</text:span><text:span text:style-name="T14"> </text:span><text:span text:style-name="T13">script</text:span><text:span text:style-name="T19"> </text:span><text:span text:style-name="T13">de</text:span><text:span text:style-name="T20"> </text:span><text:span text:style-name="T13">bash?</text:span><text:span text:style-name="T18"> </text:span><text:span text:style-name="T13">Que su</text:span><text:span text:style-name="T19"> </text:span><text:span text:style-name="T13">extension sea .sh</text:span></text:p>
        </text:list-item>
      </text:list>
      <text:p text:style-name="P63"/>
      <text:list xml:id="list124801483366122" text:continue-numbering="true" text:style-name="WWNum5">
        <text:list-item>
          <text:p text:style-name="P35"><text:span text:style-name="T13">Si</text:span><text:span text:style-name="T16"> </text:span><text:span text:style-name="T13">perl,</text:span><text:span text:style-name="T19"> </text:span><text:span text:style-name="T13">python</text:span><text:span text:style-name="T14"> </text:span><text:span text:style-name="T13">y</text:span><text:span text:style-name="T20"> </text:span><text:span text:style-name="T13">otros</text:span><text:span text:style-name="T16"> </text:span><text:span text:style-name="T13">muchos</text:span><text:span text:style-name="T19"> </text:span><text:span text:style-name="T13">lenguajes</text:span><text:span text:style-name="T16"> </text:span><text:span text:style-name="T13">usan</text:span><text:span text:style-name="T16"> </text:span><text:span text:style-name="T13">scripts.</text:span><text:span text:style-name="T20"> </text:span><text:span text:style-name="T13">¿Como</text:span><text:span text:style-name="T20"> </text:span><text:span text:style-name="T13">sabe</text:span><text:span text:style-name="T20"> </text:span><text:span text:style-name="T13">GNU/Linux</text:span><text:span text:style-name="T19"> </text:span><text:span text:style-name="T13">que</text:span><text:span text:style-name="T19"> </text:span><text:span text:style-name="T13">mi</text:span><text:span text:style-name="T16"> </text:span><text:span text:style-name="T13">script ha</text:span><text:span text:style-name="T16"> </text:span><text:span text:style-name="T13">de</text:span><text:span text:style-name="T18"> </text:span><text:span text:style-name="T13">ejecutarlo</text:span><text:span text:style-name="T20"> </text:span><text:span text:style-name="T13">en bash?</text:span></text:p>
        </text:list-item>
      </text:list>
      <text:p text:style-name="P64">Porque<text:span text:style-name="T26"> </text:span>en<text:span text:style-name="T27"> </text:span>la<text:span text:style-name="T27"> </text:span>primera<text:span text:style-name="T28"> </text:span>linea<text:span text:style-name="T27"> </text:span>indico<text:span text:style-name="T26"> </text:span>shebang<text:span text:style-name="T28"> </text:span>(#!/bin/bash)</text:p>
      <text:p text:style-name="P59"/>
      <text:list xml:id="list124801978075891" text:continue-numbering="true" text:style-name="WWNum5">
        <text:list-item>
          <text:p text:style-name="P33"><text:span text:style-name="T13">En</text:span><text:span text:style-name="T19"> </text:span><text:span text:style-name="T13">GNU/Linux¿Como</text:span><text:span text:style-name="T19"> </text:span><text:span text:style-name="T13">ejecuto</text:span><text:span text:style-name="T19"> </text:span><text:span text:style-name="T13">un</text:span><text:span text:style-name="T14"> </text:span><text:span text:style-name="T13">script</text:span><text:span text:style-name="T16"> </text:span><text:span text:style-name="T13">para</text:span><text:span text:style-name="T14"> </text:span><text:span text:style-name="T13">que</text:span><text:span text:style-name="T20"> </text:span><text:span text:style-name="T13">vea</text:span><text:span text:style-name="T19"> </text:span><text:span text:style-name="T13">las</text:span><text:span text:style-name="T20"> </text:span><text:span text:style-name="T13">variables</text:span><text:span text:style-name="T16"> </text:span><text:span text:style-name="T13">que</text:span><text:span text:style-name="T20"> </text:span><text:span text:style-name="T13">tengo</text:span><text:span text:style-name="T14"> </text:span><text:span text:style-name="T13">declaras</text:span><text:span text:style-name="T16"> </text:span><text:span text:style-name="T13">en</text:span><text:span text:style-name="T19"> </text:span><text:span text:style-name="T13">mi</text:span><text:span text:style-name="T16"> </text:span><text:span text:style-name="T13">shell</text:span><text:span text:style-name="T20"> </text:span><text:span text:style-name="T13">actual?</text:span><text:span text:style-name="T18"> </text:span><text:span text:style-name="T13">Poniendo</text:span><text:span text:style-name="T16"> </text:span><text:span text:style-name="T13">un punto antes</text:span><text:span text:style-name="T21"> </text:span><text:span text:style-name="T13">de ejecutarlo./mi_script.sh</text:span></text:p>
        </text:list-item>
      </text:list>
      <text:p text:style-name="P58"/>
      <text:list xml:id="list124803057111224" text:continue-numbering="true" text:style-name="WWNum5">
        <text:list-item>
          <text:p text:style-name="P38"><text:span text:style-name="T13">En</text:span><text:span text:style-name="T15"> </text:span><text:span text:style-name="T13">bash¿Como</text:span><text:span text:style-name="T15"> </text:span><text:span text:style-name="T13">muestro</text:span><text:span text:style-name="T15"> </text:span><text:span text:style-name="T13">el</text:span><text:span text:style-name="T14"> </text:span><text:span text:style-name="T13">valor</text:span><text:span text:style-name="T20"> </text:span><text:span text:style-name="T13">del</text:span><text:span text:style-name="T19"> </text:span><text:span text:style-name="T13">primer</text:span><text:span text:style-name="T19"> </text:span><text:span text:style-name="T13">argumento</text:span><text:span text:style-name="T16"> </text:span><text:span text:style-name="T13">recibido?</text:span></text:p>
          <text:p text:style-name="P38"><text:span text:style-name="T18"><text:s/></text:span><text:span text:style-name="T13">Echo$1</text:span></text:p>
          <text:p text:style-name="P38"><text:span text:style-name="T13"/></text:p>
        </text:list-item>
        <text:list-item>
          <text:p text:style-name="P38"><text:span text:style-name="T13">En</text:span><text:span text:style-name="T14"> </text:span><text:span text:style-name="T13">bash¿cual</text:span><text:span text:style-name="T20"> </text:span><text:span text:style-name="T13">de</text:span><text:span text:style-name="T19"> </text:span><text:span text:style-name="T13">las</text:span><text:span text:style-name="T20"> </text:span><text:span text:style-name="T13">variables</text:span><text:span text:style-name="T19"> </text:span><text:span text:style-name="T13">$</text:span><text:span text:style-name="T19"> </text:span><text:span text:style-name="T13">es</text:span><text:span text:style-name="T19"> </text:span><text:span text:style-name="T13">correcta?</text:span></text:p>
        </text:list-item>
      </text:list>
      <text:p text:style-name="P61">$@<text:span text:style-name="T26"> </text:span>me<text:span text:style-name="T28"> </text:span>muestra<text:span text:style-name="T27"> </text:span>todos<text:span text:style-name="T25"> </text:span>los<text:span text:style-name="T25"> </text:span>argumentos<text:span text:style-name="T25"> </text:span>que<text:span text:style-name="T27"> </text:span>ha<text:span text:style-name="T26"> </text:span>indicado<text:span text:style-name="T26"> </text:span>el<text:span text:style-name="T26"> </text:span>usuario</text:p>
      <text:p text:style-name="P59"/>
      <text:list xml:id="list124801773721376" text:continue-numbering="true" text:style-name="WWNum5">
        <text:list-item>
          <text:p text:style-name="P36"><text:span text:style-name="T13">En</text:span><text:span text:style-name="T14"> </text:span><text:span text:style-name="T13">bash</text:span><text:span text:style-name="T19"> </text:span><text:span text:style-name="T13">quiero</text:span><text:span text:style-name="T14"> </text:span><text:span text:style-name="T13">comprobar</text:span><text:span text:style-name="T19"> </text:span><text:span text:style-name="T13">que</text:span><text:span text:style-name="T20"> </text:span><text:span text:style-name="T13">una</text:span><text:span text:style-name="T19"> </text:span><text:span text:style-name="T13">variable</text:span><text:span text:style-name="T19"> </text:span><text:span text:style-name="T13">no</text:span><text:span text:style-name="T16"> </text:span><text:span text:style-name="T13">esté</text:span><text:span text:style-name="T19"> </text:span><text:span text:style-name="T13">vaciá¿Cual</text:span><text:span text:style-name="T16"> </text:span><text:span text:style-name="T13">es</text:span><text:span text:style-name="T16"> </text:span><text:span text:style-name="T13">correcta?</text:span><text:span text:style-name="T18"> </text:span><text:span text:style-name="T13">if[-n</text:span><text:span text:style-name="T16"> </text:span><text:span text:style-name="T13">“$var”]</text:span></text:p>
        </text:list-item>
      </text:list>
      <text:p text:style-name="P58"/>
      <text:list xml:id="list124802478223868" text:continue-numbering="true" text:style-name="WWNum5">
        <text:list-item>
          <text:p text:style-name="P37"><text:span text:style-name="T13">En bash ¿Como incremento una variable?</text:span><text:span text:style-name="T22"> </text:span><text:span text:style-name="T13">((</text:span><text:span text:style-name="T19"> </text:span><text:span text:style-name="T13">var++))</text:span></text:p>
        </text:list-item>
      </text:list>
      <text:p text:style-name="P63"/>
      <text:list xml:id="list124803029648532" text:continue-numbering="true" text:style-name="WWNum5">
        <text:list-item>
          <text:p text:style-name="P39"><text:span text:style-name="T13">En</text:span><text:span text:style-name="T15"> </text:span><text:span text:style-name="T13">bash</text:span><text:span text:style-name="T19"> </text:span><text:span text:style-name="T13">tenemos</text:span><text:span text:style-name="T20"> </text:span><text:span text:style-name="T13">un</text:span><text:span text:style-name="T15"> </text:span><text:span text:style-name="T13">array</text:span><text:span text:style-name="T19"> </text:span><text:span text:style-name="T13">llamado</text:span><text:span text:style-name="T19"> </text:span><text:span text:style-name="T13">lista¿Que</text:span><text:span text:style-name="T19"> </text:span><text:span text:style-name="T13">operación</text:span><text:span text:style-name="T19"> </text:span><text:span text:style-name="T13">es</text:span><text:span text:style-name="T16"> </text:span><text:span text:style-name="T13">la</text:span><text:span text:style-name="T14"> </text:span><text:span text:style-name="T13">correcta?</text:span><text:span text:style-name="T18"> </text:span><text:span text:style-name="T13">Mostrar</text:span><text:span text:style-name="T19"> </text:span><text:span text:style-name="T13">todos</text:span><text:span text:style-name="T20"> </text:span><text:span text:style-name="T13">los</text:span><text:span text:style-name="T20"> </text:span><text:span text:style-name="T13">valores</text:span><text:span text:style-name="T20"> </text:span><text:span text:style-name="T13">${lista[@]}</text:span></text:p>
        </text:list-item>
      </text:list>
      <text:p text:style-name="P58"/>
      <text:list xml:id="list124802380941606" text:continue-numbering="true" text:style-name="WWNum5">
        <text:list-item>
          <text:p text:style-name="P41"><text:span text:style-name="T13">En</text:span><text:span text:style-name="T19"> </text:span><text:span text:style-name="T13">bash.</text:span><text:span text:style-name="T20"> </text:span><text:span text:style-name="T13">¿Como</text:span><text:span text:style-name="T19"> </text:span><text:span text:style-name="T13">se</text:span><text:span text:style-name="T19"> </text:span><text:span text:style-name="T13">delimitan</text:span><text:span text:style-name="T14"> </text:span><text:span text:style-name="T13">los</text:span><text:span text:style-name="T20"> </text:span><text:span text:style-name="T13">bloques de</text:span><text:span text:style-name="T16"> </text:span><text:span text:style-name="T13">comando</text:span><text:span text:style-name="T19"> </text:span><text:span text:style-name="T13">en</text:span><text:span text:style-name="T14"> </text:span><text:span text:style-name="T13">condicionales</text:span><text:span text:style-name="T20"> </text:span><text:span text:style-name="T13">y</text:span><text:span text:style-name="T14"> </text:span><text:span text:style-name="T13">bucles?</text:span><text:span text:style-name="T18"> </text:span><text:span text:style-name="T13">En</text:span><text:span text:style-name="T20"> </text:span><text:span text:style-name="T13">condicionales</text:span><text:span text:style-name="T19"> </text:span><text:span text:style-name="T13">se cierran</text:span><text:span text:style-name="T16"> </text:span><text:span text:style-name="T13">con</text:span><text:span text:style-name="T20"> </text:span><text:span text:style-name="T13">la inversa(fi..) y</text:span><text:span text:style-name="T19"> </text:span><text:span text:style-name="T13">en</text:span><text:span text:style-name="T16"> </text:span><text:span text:style-name="T13">bucles con</text:span><text:span text:style-name="T19"> </text:span><text:span text:style-name="T13">do/done</text:span></text:p>
        </text:list-item>
      </text:list>
      <text:p text:style-name="P63"/>
      <text:list xml:id="list124802608053186" text:continue-numbering="true" text:style-name="WWNum5">
        <text:list-item>
          <text:p text:style-name="P42"><text:span text:style-name="T13">Cual NO es un condicional en bash?</text:span><text:span text:style-name="T18"> </text:span><text:span text:style-name="T13">Select</text:span></text:p>
        </text:list-item>
      </text:list>
      <text:p text:style-name="P59"/>
      <text:list xml:id="list124802726687813" text:continue-numbering="true" text:style-name="WWNum5">
        <text:list-item>
          <text:p text:style-name="P43"><text:span text:style-name="T13">En</text:span><text:span text:style-name="T19"> </text:span><text:span text:style-name="T13">bash¿como</text:span><text:span text:style-name="T16"> </text:span><text:span text:style-name="T13">compruebo</text:span><text:span text:style-name="T20"> </text:span><text:span text:style-name="T13">que</text:span><text:span text:style-name="T19"> </text:span><text:span text:style-name="T13">un</text:span><text:span text:style-name="T20"> </text:span><text:span text:style-name="T13">numero</text:span><text:span text:style-name="T16"> </text:span><text:span text:style-name="T13">sea</text:span><text:span text:style-name="T16"> </text:span><text:span text:style-name="T13">menor que</text:span><text:span text:style-name="T19"> </text:span><text:span text:style-name="T13">otro?</text:span><text:span text:style-name="T18"> </text:span><text:span text:style-name="T13">if[“$a”</text:span><text:span text:style-name="T16"> </text:span><text:span text:style-name="T13">-lt</text:span><text:span text:style-name="T21"> </text:span><text:span text:style-name="T13">“$b”]</text:span></text:p>
        </text:list-item>
      </text:list>
      <text:p text:style-name="P63"/>
      <text:list xml:id="list124801450163383" text:continue-numbering="true" text:style-name="WWNum5">
        <text:list-item>
          <text:p text:style-name="P44"><text:span text:style-name="T13">Cual NO es un bucle en bash?</text:span><text:span text:style-name="T18"> </text:span><text:span text:style-name="T13">Do</text:span><text:span text:style-name="T20"> </text:span><text:span text:style-name="T13">while</text:span></text:p>
        </text:list-item>
      </text:list>
      <text:p text:style-name="P58"/>
      <text:list xml:id="list124801762946896" text:continue-numbering="true" text:style-name="WWNum5">
        <text:list-item>
          <text:p text:style-name="P45"><text:span text:style-name="T13">Si</text:span><text:span text:style-name="T20"> </text:span><text:span text:style-name="T13">tengo</text:span><text:span text:style-name="T16"> </text:span><text:span text:style-name="T13">que hacer</text:span><text:span text:style-name="T19"> </text:span><text:span text:style-name="T13">en</text:span><text:span text:style-name="T20"> </text:span><text:span text:style-name="T13">bash</text:span><text:span text:style-name="T20"> </text:span><text:span text:style-name="T13">un</text:span><text:span text:style-name="T16"> </text:span><text:span text:style-name="T13">bucle</text:span><text:span text:style-name="T16"> </text:span><text:span text:style-name="T13">for</text:span><text:span text:style-name="T19"> </text:span><text:span text:style-name="T13">desde</text:span><text:span text:style-name="T19"> </text:span><text:span text:style-name="T13">1</text:span><text:span text:style-name="T20"> </text:span><text:span text:style-name="T13">hasta</text:span><text:span text:style-name="T16"> </text:span><text:span text:style-name="T13">N.</text:span><text:span text:style-name="T20"> </text:span><text:span text:style-name="T13">¿Como</text:span><text:span text:style-name="T20"> </text:span><text:span text:style-name="T13">le</text:span><text:span text:style-name="T20"> </text:span><text:span text:style-name="T13">indico</text:span><text:span text:style-name="T16"> </text:span><text:span text:style-name="T13">el</text:span><text:span text:style-name="T19"> </text:span><text:span text:style-name="T13">rango?</text:span><text:span text:style-name="T18"> </text:span><text:span text:style-name="T13">Con</text:span><text:span text:style-name="T20"> </text:span><text:span text:style-name="T13">el</text:span><text:span text:style-name="T20"> </text:span><text:span text:style-name="T13">comando seq</text:span></text:p>
        </text:list-item>
      </text:list>
      <text:p text:style-name="P62"/>
      <text:list xml:id="list124803411887514" text:continue-numbering="true" text:style-name="WWNum5">
        <text:list-item>
          <text:p text:style-name="P51"><text:span text:style-name="T13">En</text:span><text:span text:style-name="T19"> </text:span><text:span text:style-name="T13">bash</text:span><text:span text:style-name="T16"> </text:span><text:span text:style-name="T13">si</text:span><text:span text:style-name="T16"> </text:span><text:span text:style-name="T13">tengo</text:span><text:span text:style-name="T20"> </text:span><text:span text:style-name="T13">que</text:span><text:span text:style-name="T16"> </text:span><text:span text:style-name="T13">escribir en</text:span><text:span text:style-name="T16"> </text:span><text:span text:style-name="T13">una</text:span><text:span text:style-name="T16"> </text:span><text:span text:style-name="T13">misma</text:span><text:span text:style-name="T16"> </text:span><text:span text:style-name="T13">linea</text:span><text:span text:style-name="T19"> </text:span><text:span text:style-name="T13">dos</text:span><text:span text:style-name="T19"> </text:span><text:span text:style-name="T13">comando</text:span><text:span text:style-name="T19"> </text:span><text:span text:style-name="T13">independientes.¿Que separador</text:span><text:span text:style-name="T20"> </text:span><text:span text:style-name="T13">uso?</text:span></text:p>
        </text:list-item>
      </text:list>
      <text:p text:style-name="P60">;</text:p>
      <text:p text:style-name="P59"><text:soft-page-break/></text:p>
      <text:list xml:id="list124801608045008" text:continue-numbering="true" text:style-name="WWNum5">
        <text:list-item>
          <text:p text:style-name="P50"><text:span text:style-name="T13">Voy</text:span><text:span text:style-name="T15"> </text:span><text:span text:style-name="T13">a</text:span><text:span text:style-name="T17"> </text:span><text:span text:style-name="T13">declarar</text:span><text:span text:style-name="T15"> </text:span><text:span text:style-name="T13">la</text:span><text:span text:style-name="T17"> </text:span><text:span text:style-name="T13">función</text:span><text:span text:style-name="T14"> </text:span><text:span text:style-name="T13">calcula_media</text:span><text:span text:style-name="T17"> </text:span><text:span text:style-name="T13">en</text:span><text:span text:style-name="T14"> </text:span><text:span text:style-name="T13">bash.</text:span><text:span text:style-name="T15"> </text:span><text:span text:style-name="T13">¿Cual</text:span><text:span text:style-name="T16"> </text:span><text:span text:style-name="T13">NO</text:span><text:span text:style-name="T15"> </text:span><text:span text:style-name="T13">es</text:span><text:span text:style-name="T17"> </text:span><text:span text:style-name="T13">correcta?</text:span><text:span text:style-name="T18"> </text:span><text:span text:style-name="T13">calcula_media</text:span><text:span text:style-name="T16"> </text:span><text:span text:style-name="T13">{…}</text:span></text:p>
        </text:list-item>
      </text:list>
      <text:p text:style-name="P63"/>
      <text:list xml:id="list124801479122379" text:continue-numbering="true" text:style-name="WWNum5">
        <text:list-item>
          <text:p text:style-name="P46"><text:span text:style-name="T13">Quiero</text:span><text:span text:style-name="T16"> </text:span><text:span text:style-name="T13">que las</text:span><text:span text:style-name="T19"> </text:span><text:span text:style-name="T13">variables</text:span><text:span text:style-name="T19"> </text:span><text:span text:style-name="T13">de</text:span><text:span text:style-name="T19"> </text:span><text:span text:style-name="T13">una función</text:span><text:span text:style-name="T16"> </text:span><text:span text:style-name="T13">de un</text:span><text:span text:style-name="T16"> </text:span><text:span text:style-name="T13">script</text:span><text:span text:style-name="T19"> </text:span><text:span text:style-name="T13">de</text:span><text:span text:style-name="T19"> </text:span><text:span text:style-name="T13">bash</text:span><text:span text:style-name="T20"> </text:span><text:span text:style-name="T13">sean</text:span><text:span text:style-name="T20"> </text:span><text:span text:style-name="T13">locales,</text:span><text:span text:style-name="T19"> </text:span><text:span text:style-name="T13">¿Como</text:span><text:span text:style-name="T16"> </text:span><text:span text:style-name="T13">lo</text:span><text:span text:style-name="T16"> </text:span><text:span text:style-name="T13">hago?</text:span><text:span text:style-name="T18"> </text:span><text:span text:style-name="T13">Poniendo</text:span><text:span text:style-name="T16"> </text:span><text:span text:style-name="T13">local</text:span><text:span text:style-name="T21"> </text:span><text:span text:style-name="T13">antes</text:span><text:span text:style-name="T20"> </text:span><text:span text:style-name="T13">de cada</text:span><text:span text:style-name="T21"> </text:span><text:span text:style-name="T13">variable</text:span><text:span text:style-name="T19"> </text:span><text:span text:style-name="T13">que</text:span><text:span text:style-name="T21"> </text:span><text:span text:style-name="T13">quiero</text:span><text:span text:style-name="T16"> </text:span><text:span text:style-name="T13">que</text:span><text:span text:style-name="T21"> </text:span><text:span text:style-name="T13">sea local</text:span></text:p>
        </text:list-item>
      </text:list>
      <text:p text:style-name="P59"/>
      <text:list xml:id="list124802252212567" text:continue-numbering="true" text:style-name="WWNum5">
        <text:list-item>
          <text:p text:style-name="P47"><text:span text:style-name="T13">En los script de bash ¿Como retornan el resultado las funciones?</text:span><text:span text:style-name="T22"> </text:span><text:span text:style-name="T13">Con</text:span><text:span text:style-name="T20"> </text:span><text:span text:style-name="T13">un echo del</text:span><text:span text:style-name="T21"> </text:span><text:span text:style-name="T13">valor</text:span></text:p>
        </text:list-item>
      </text:list>
      <text:p text:style-name="P63"/>
      <text:list xml:id="list124801546356136" text:continue-numbering="true" text:style-name="WWNum5">
        <text:list-item>
          <text:p text:style-name="P52"><text:span text:style-name="T13">En</text:span><text:span text:style-name="T16"> </text:span><text:span text:style-name="T13">bash</text:span><text:span text:style-name="T14"> </text:span><text:span text:style-name="T13">¿Que</text:span><text:span text:style-name="T19"> </text:span><text:span text:style-name="T13">es</text:span><text:span text:style-name="T19"> </text:span><text:span text:style-name="T13">FALSO</text:span><text:span text:style-name="T16"> </text:span><text:span text:style-name="T13">sobre</text:span><text:span text:style-name="T15"> </text:span><text:span text:style-name="T13">los</text:span><text:span text:style-name="T16"> </text:span><text:span text:style-name="T13">códigos</text:span><text:span text:style-name="T14"> </text:span><text:span text:style-name="T13">de</text:span><text:span text:style-name="T16"> </text:span><text:span text:style-name="T13">errores?</text:span></text:p>
        </text:list-item>
      </text:list>
      <text:p text:style-name="P60">La<text:span text:style-name="T27"> </text:span>variable<text:span text:style-name="T27"> </text:span>$?<text:span text:style-name="T25"> </text:span>guarda<text:span text:style-name="T25"> </text:span>el ultimo<text:span text:style-name="T27"> </text:span>error<text:span text:style-name="T25"> </text:span>que<text:span text:style-name="T27"> </text:span>se<text:span text:style-name="T28"> </text:span>produjo<text:span text:style-name="T26"> </text:span>en<text:span text:style-name="T28"> </text:span>el<text:span text:style-name="T27"> </text:span>srcript</text:p>
      <text:p text:style-name="P62"/>
      <text:list xml:id="list124803089084165" text:continue-numbering="true" text:style-name="WWNum5">
        <text:list-item>
          <text:p text:style-name="P48"><text:span text:style-name="T13">Que</text:span><text:span text:style-name="T14"> </text:span><text:span text:style-name="T13">es</text:span><text:span text:style-name="T15"> </text:span><text:span text:style-name="T13">necesario</text:span><text:span text:style-name="T23"> </text:span><text:span text:style-name="T13">para</text:span><text:span text:style-name="T14"> </text:span><text:span text:style-name="T13">ejecutar</text:span><text:span text:style-name="T14"> </text:span><text:span text:style-name="T13">un</text:span><text:span text:style-name="T17"> </text:span><text:span text:style-name="T13">script</text:span><text:span text:style-name="T17"> </text:span><text:span text:style-name="T13">en</text:span><text:span text:style-name="T17"> </text:span><text:span text:style-name="T13">BATCH?</text:span><text:span text:style-name="T18"> </text:span><text:span text:style-name="T13">Que su</text:span><text:span text:style-name="T19"> </text:span><text:span text:style-name="T13">extensión sea .cmd</text:span><text:span text:style-name="T20"> </text:span><text:span text:style-name="T13">o</text:span><text:span text:style-name="T19"> </text:span><text:span text:style-name="T13">.bat</text:span></text:p>
        </text:list-item>
      </text:list>
      <text:p text:style-name="P63"/>
      <text:list xml:id="list124802344486502" text:continue-numbering="true" text:style-name="WWNum5">
        <text:list-item>
          <text:p text:style-name="P40"><text:span text:style-name="T13">Como</text:span><text:span text:style-name="T23"> </text:span><text:span text:style-name="T13">se</text:span><text:span text:style-name="T23"> </text:span><text:span text:style-name="T13">indican</text:span><text:span text:style-name="T14"> </text:span><text:span text:style-name="T13">los</text:span><text:span text:style-name="T14"> </text:span><text:span text:style-name="T13">comentarios</text:span><text:span text:style-name="T14"> </text:span><text:span text:style-name="T13">en</text:span><text:span text:style-name="T17"> </text:span><text:span text:style-name="T13">script</text:span><text:span text:style-name="T17"> </text:span><text:span text:style-name="T13">de</text:span><text:span text:style-name="T14"> </text:span><text:span text:style-name="T13">BATCH?</text:span><text:span text:style-name="T18"> </text:span><text:span text:style-name="T13">REM</text:span></text:p>
        </text:list-item>
      </text:list>
      <text:p text:style-name="P58"/>
      <text:list xml:id="list124801736197757" text:continue-numbering="true" text:style-name="WWNum5">
        <text:list-item>
          <text:p text:style-name="P49"><text:span text:style-name="T13">En</text:span><text:span text:style-name="T15"> </text:span><text:span text:style-name="T13">los</text:span><text:span text:style-name="T16"> </text:span><text:span text:style-name="T13">script</text:span><text:span text:style-name="T16"> </text:span><text:span text:style-name="T13">BATCH</text:span><text:span text:style-name="T15"> </text:span><text:span text:style-name="T13">¿Como</text:span><text:span text:style-name="T17"> </text:span><text:span text:style-name="T13">evito</text:span><text:span text:style-name="T14"> </text:span><text:span text:style-name="T13">que</text:span><text:span text:style-name="T14"> </text:span><text:span text:style-name="T13">se</text:span><text:span text:style-name="T17"> </text:span><text:span text:style-name="T13">muestren</text:span><text:span text:style-name="T14"> </text:span><text:span text:style-name="T13">los</text:span><text:span text:style-name="T16"> </text:span><text:span text:style-name="T13">comando</text:span><text:span text:style-name="T14"> </text:span><text:span text:style-name="T13">que</text:span><text:span text:style-name="T14"> </text:span><text:span text:style-name="T13">ejecuto?</text:span><text:span text:style-name="T18"> </text:span><text:span text:style-name="T13">Colocando</text:span><text:span text:style-name="T16"> </text:span><text:span text:style-name="T13">un echo</text:span><text:span text:style-name="T19"> </text:span><text:span text:style-name="T13">off al</text:span><text:span text:style-name="T21"> </text:span><text:span text:style-name="T13">principio del</text:span><text:span text:style-name="T20"> </text:span><text:span text:style-name="T13">fichero</text:span></text:p>
        </text:list-item>
      </text:list>
      <text:p text:style-name="P62"/>
      <text:list xml:id="list124801876841990" text:continue-numbering="true" text:style-name="WWNum5">
        <text:list-item>
          <text:p text:style-name="P51"><text:span text:style-name="T13">En</text:span><text:span text:style-name="T15"> </text:span><text:span text:style-name="T13">BATCH</text:span><text:span text:style-name="T15"> </text:span><text:span text:style-name="T13">¿como</text:span><text:span text:style-name="T14"> </text:span><text:span text:style-name="T13">obtengo</text:span><text:span text:style-name="T14"> </text:span><text:span text:style-name="T13">los</text:span><text:span text:style-name="T16"> </text:span><text:span text:style-name="T13">parámetros</text:span><text:span text:style-name="T14"> </text:span><text:span text:style-name="T13">que</text:span><text:span text:style-name="T15"> </text:span><text:span text:style-name="T13">se</text:span><text:span text:style-name="T17"> </text:span><text:span text:style-name="T13">pasan</text:span><text:span text:style-name="T17"> </text:span><text:span text:style-name="T13">como</text:span><text:span text:style-name="T17"> </text:span><text:span text:style-name="T13">argumentos?</text:span></text:p>
        </text:list-item>
      </text:list>
      <text:p text:style-name="P60">%1,%2,%3</text:p>
      <text:p text:style-name="P59"/>
      <text:list xml:id="list124801548472829" text:continue-numbering="true" text:style-name="WWNum5">
        <text:list-item>
          <text:p text:style-name="P30"><text:span text:style-name="T13">En</text:span><text:span text:style-name="T14"> </text:span><text:span text:style-name="T13">BATCH</text:span><text:span text:style-name="T15"> </text:span><text:span text:style-name="T13">si</text:span><text:span text:style-name="T16"> </text:span><text:span text:style-name="T13">tengo</text:span><text:span text:style-name="T16"> </text:span><text:span text:style-name="T13">que</text:span><text:span text:style-name="T15"> </text:span><text:span text:style-name="T13">escribir</text:span><text:span text:style-name="T16"> </text:span><text:span text:style-name="T13">en</text:span><text:span text:style-name="T16"> </text:span><text:span text:style-name="T13">una</text:span><text:span text:style-name="T15"> </text:span><text:span text:style-name="T13">misma</text:span><text:span text:style-name="T17"> </text:span><text:span text:style-name="T13">linea</text:span><text:span text:style-name="T16"> </text:span><text:span text:style-name="T13">dos</text:span><text:span text:style-name="T16"> </text:span><text:span text:style-name="T13">comando</text:span><text:span text:style-name="T14"> </text:span><text:span text:style-name="T13">independientes¿Que</text:span><text:span text:style-name="T16"> </text:span><text:span text:style-name="T13">separador</text:span><text:span text:style-name="T14"> </text:span><text:span text:style-name="T13">uso?</text:span><text:span text:style-name="T18"> </text:span><text:span text:style-name="T13">&amp;</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Arial, Helvetica, sans-serif"/>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Roboto, Oxygen-Sans, Ubuntu, Cantarell, 'Helvetica Neue',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203cm" fo:margin-right="0cm" fo:text-indent="0cm" style:auto-text-indent="false"/>
      <style:text-properties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_20_1" style:display-name="Heading 1" style:family="paragraph" style:parent-style-name="Standard" style:default-outline-level="2" style:list-style-name="" style:class="text">
      <style:paragraph-properties fo:margin-left="0.203cm" fo:margin-right="0cm" fo:text-indent="0cm" style:auto-text-indent="false"/>
      <style:text-properties style:font-name="Times New Roman" fo:font-family="'Times New Roman'" style:font-family-generic="roman" style:font-pitch="variable" fo:font-size="11pt" fo:language="es" fo:country="ES" fo:font-style="italic" style:text-underline-style="solid" style:text-underline-width="auto" style:text-underline-color="#000000" fo:font-weight="bold" style:font-name-asian="Times New Roman1" style:font-family-asian="'Times New Roman'" style:font-family-generic-asian="system" style:font-pitch-asian="variable" style:font-size-asian="11pt" style:language-asian="en" style:country-asian="US" style:font-style-asian="italic" style:font-weight-asian="bold" style:font-name-complex="Times New Roman1" style:font-family-complex="'Times New Roman'" style:font-family-generic-complex="system" style:font-pitch-complex="variable" style:font-size-complex="11pt" style:language-complex="ar" style:country-complex="SA" style:font-style-complex="italic"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Times New Roman" fo:font-family="'Times New Roman'" style:font-family-generic="roman" style:font-pitch="variable" fo:font-size="11pt" fo:language="es" fo:country="E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text-scale="100%"/>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ListLabel_20_1" loext:num-list-format="%1%." style:num-suffix="." style:num-format="1">
        <style:list-level-properties text:list-level-position-and-space-mode="label-alignment">
          <style:list-level-label-alignment text:label-followed-by="listtab" fo:text-indent="-0.388cm" fo:margin-left="0.591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388cm" fo:margin-left="2.275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388cm" fo:margin-left="3.953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388cm" fo:margin-left="5.629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388cm" fo:margin-left="7.306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388cm" fo:margin-left="8.983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388cm" fo:margin-left="10.65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388cm" fo:margin-left="12.337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388cm" fo:margin-left="14.01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293cm" fo:margin-bottom="0.494cm" fo:margin-left="1.799cm" fo:margin-right="1.834cm" style:writing-mode="lr-tb" style:layout-grid-color="#c0c0c0" style:layout-grid-lines="2691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3"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9T13:01:01.979000000</meta:creation-date>
    <dc:date>2022-03-21T12:48:01.211000000</dc:date>
    <meta:editing-duration>PT7M33S</meta:editing-duration>
    <meta:editing-cycles>4</meta:editing-cycles>
    <meta:generator>LibreOffice/7.2.4.1$Windows_X86_64 LibreOffice_project/27d75539669ac387bb498e35313b970b7fe9c4f9</meta:generator>
    <meta:document-statistic meta:table-count="1" meta:image-count="0" meta:object-count="0" meta:page-count="7" meta:paragraph-count="200" meta:word-count="1899" meta:character-count="11149" meta:non-whitespace-character-count="9348"/>
  </office:meta>
</office:document-meta>
</file>